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man1" svg:font-family="Bookman" style:font-family-generic="roman"/>
    <style:font-face style:name="Consolas" svg:font-family="Consolas" style:font-family-generic="roman"/>
    <style:font-face style:name="Courier New" svg:font-family="'Courier New'" style:font-family-generic="roman"/>
    <style:font-face style:name="DejaVu Sans" svg:font-family="'DejaVu Sans'" style:font-family-generic="roman"/>
    <style:font-face style:name="Garamond1" svg:font-family="Garamond" style:font-family-generic="roman"/>
    <style:font-face style:name="Impact" svg:font-family="Impact" style:font-family-generic="roman"/>
    <style:font-face style:name="Symbol" svg:font-family="Symbol" style:font-family-generic="roman"/>
    <style:font-face style:name="Times New Roman" svg:font-family="'Times New Roman'" style:font-family-generic="roman"/>
    <style:font-face style:name="Wingdings" svg:font-family="Wingdings" style:font-family-generic="roman"/>
    <style:font-face style:name="Arial" svg:font-family="Arial" style:font-family-generic="swiss"/>
    <style:font-face style:name="Bookman" svg:font-family="Bookman" style:font-family-generic="swiss"/>
    <style:font-face style:name="FreeSans1" svg:font-family="FreeSans" style:font-family-generic="swiss"/>
    <style:font-face style:name="Garamond" svg:font-family="Garamond" style:font-family-generic="swiss"/>
    <style:font-face style:name="Impact2" svg:font-family="Impact" style:font-family-generic="swiss"/>
    <style:font-face style:name="@Bookman" svg:font-family="@Bookman" style:font-family-generic="system"/>
    <style:font-face style:name="Arial1" svg:font-family="Arial" style:font-family-generic="system"/>
    <style:font-face style:name="Bookman2" svg:font-family="Bookman" style:font-family-generic="system"/>
    <style:font-face style:name="Cambria" svg:font-family="Cambria" style:font-family-generic="system"/>
    <style:font-face style:name="Consolas1" svg:font-family="Consolas" style:font-family-generic="system"/>
    <style:font-face style:name="DejaVu Sans1" svg:font-family="'DejaVu Sans'" style:font-family-generic="system"/>
    <style:font-face style:name="Garamond2" svg:font-family="Garamond" style:font-family-generic="system"/>
    <style:font-face style:name="Impact1" svg:font-family="Impact" style:font-family-generic="system"/>
    <style:font-face style:name="Mangal" svg:font-family="Mangal" style:font-family-generic="system"/>
    <style:font-face style:name="Times New Roman2" svg:font-family="'Times New Roman'" style:font-family-generic="system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4.817cm" fo:margin-left="-0.191cm" fo:margin-top="0cm" fo:margin-bottom="0cm" table:align="left"/>
    </style:style>
    <style:style style:name="Table1.A" style:family="table-column">
      <style:table-column-properties style:column-width="0.852cm"/>
    </style:style>
    <style:style style:name="Table1.B" style:family="table-column">
      <style:table-column-properties style:column-width="12.04cm"/>
    </style:style>
    <style:style style:name="Table1.C" style:family="table-column">
      <style:table-column-properties style:column-width="1.106cm"/>
    </style:style>
    <style:style style:name="Table1.D" style:family="table-column">
      <style:table-column-properties style:column-width="0.81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cm" fo:border="0.25pt solid #000001"/>
    </style:style>
    <style:style style:name="Table1.A4" style:family="table-cell">
      <style:table-cell-properties style:vertical-align="" fo:padding="0cm" fo:border-left="0.25pt solid #000001" fo:border-right="0.25pt solid #000001" fo:border-top="none" fo:border-bottom="0.25pt solid #000001"/>
    </style:style>
    <style:style style:name="Table1.8" style:family="table-row">
      <style:table-row-properties style:min-row-height="7.22cm" fo:keep-together="auto"/>
    </style:style>
    <style:style style:name="Table2" style:family="table">
      <style:table-properties style:width="15cm" fo:margin-left="-0.018cm" fo:margin-top="0cm" fo:margin-bottom="0cm" table:align="left"/>
    </style:style>
    <style:style style:name="Table2.A" style:family="table-column">
      <style:table-column-properties style:column-width="0.492cm"/>
    </style:style>
    <style:style style:name="Table2.B" style:family="table-column">
      <style:table-column-properties style:column-width="7.255cm"/>
    </style:style>
    <style:style style:name="Table2.C" style:family="table-column">
      <style:table-column-properties style:column-width="7.25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cm" fo:border="0.25pt solid #000001"/>
    </style:style>
    <style:style style:name="Table2.B1" style:family="table-cell">
      <style:table-cell-properties style:vertical-align="" fo:padding="0cm" fo:border-left="0.25pt solid #000001" fo:border-right="none" fo:border-top="0.25pt solid #000001" fo:border-bottom="0.25pt solid #000001"/>
    </style:style>
    <style:style style:name="Table2.A4" style:family="table-cell">
      <style:table-cell-properties style:vertical-align="" fo:padding="0cm" fo:border-left="0.25pt solid #000001" fo:border-right="0.25pt solid #000001" fo:border-top="none" fo:border-bottom="0.25pt solid #000001"/>
    </style:style>
    <style:style style:name="Table2.B4" style:family="table-cell">
      <style:table-cell-properties style:vertical-align="" fo:padding="0cm" fo:border-left="0.25pt solid #000001" fo:border-right="none" fo:border-top="none" fo:border-bottom="0.25pt solid #000001"/>
    </style:style>
    <style:style style:name="P1" style:family="paragraph" style:parent-style-name="Standard">
      <style:paragraph-properties fo:margin-left="0cm" fo:margin-right="0cm" fo:margin-top="0.212cm" fo:margin-bottom="0.212cm" loext:contextual-spacing="false" fo:text-align="justify" style:justify-single-word="false" fo:orphans="0" fo:widows="0" fo:text-indent="1.251cm" style:auto-text-indent="false" style:vertical-align="auto"/>
      <style:text-properties fo:font-variant="small-caps" style:font-name="Times New Roman" fo:font-size="12pt" fo:language="eu" fo:country="none" fo:font-weight="bold" style:font-name-asian="Impact1" style:font-size-asian="12pt" style:language-asian="es" style:country-asian="ES" style:font-weight-asian="bold" style:font-name-complex="Impact1" style:font-size-complex="12pt" style:language-complex="hi" style:country-complex="IN" style:font-style-complex="italic"/>
    </style:style>
    <style:style style:name="P2" style:family="paragraph" style:parent-style-name="Standard">
      <style:paragraph-properties fo:margin-left="0cm" fo:margin-right="0cm" fo:margin-top="0.212cm" fo:margin-bottom="0.212cm" loext:contextual-spacing="false" fo:text-align="center" style:justify-single-word="false" fo:orphans="0" fo:widows="0" fo:text-indent="0cm" style:auto-text-indent="false" style:vertical-align="auto"/>
      <style:text-properties style:font-name="Times New Roman" fo:font-size="11pt" fo:language="eu" fo:country="none" fo:font-weight="bold" style:font-name-asian="Impact1" style:font-size-asian="11pt" style:language-asian="es" style:country-asian="ES" style:font-weight-asian="bold" style:font-name-complex="Impact1" style:font-size-complex="11pt" style:language-complex="hi" style:country-complex="IN" style:font-weight-complex="bold"/>
    </style:style>
    <style:style style:name="P3" style:family="paragraph" style:parent-style-name="Standard">
      <style:paragraph-properties fo:margin-left="0cm" fo:margin-right="0cm" fo:margin-top="0.212cm" fo:margin-bottom="0.212cm" loext:contextual-spacing="false" fo:text-align="justify" style:justify-single-word="false" fo:orphans="0" fo:widows="0" fo:text-indent="0cm" style:auto-text-indent="false" style:vertical-align="auto"/>
      <style:text-properties style:font-name="Times New Roman" fo:font-size="11pt" fo:language="eu" fo:country="none" officeooo:rsid="0010dfa7" officeooo:paragraph-rsid="0010dfa7" style:font-name-asian="Impact1" style:font-size-asian="11pt" style:language-asian="es" style:country-asian="ES" style:font-name-complex="Impact1" style:font-size-complex="11pt" style:language-complex="hi" style:country-complex="IN"/>
    </style:style>
    <style:style style:name="P4" style:family="paragraph" style:parent-style-name="Standard">
      <style:paragraph-properties fo:margin-left="0cm" fo:margin-right="0cm" fo:margin-top="0.212cm" fo:margin-bottom="0.212cm" loext:contextual-spacing="false" fo:text-align="justify" style:justify-single-word="false" fo:orphans="0" fo:widows="0" fo:text-indent="0cm" style:auto-text-indent="false" style:vertical-align="auto"/>
      <style:text-properties style:font-name="Times New Roman" fo:font-size="11pt" fo:language="eu" fo:country="none" style:font-name-asian="Impact1" style:font-size-asian="11pt" style:language-asian="es" style:country-asian="ES" style:font-name-complex="Impact1" style:font-size-complex="11pt" style:language-complex="hi" style:country-complex="IN"/>
    </style:style>
    <style:style style:name="P5" style:family="paragraph" style:parent-style-name="Standard">
      <style:paragraph-properties fo:margin-left="0cm" fo:margin-right="0cm" fo:margin-top="0.212cm" fo:margin-bottom="0.212cm" loext:contextual-spacing="false" fo:text-align="justify" style:justify-single-word="false" fo:orphans="0" fo:widows="0" fo:text-indent="0cm" style:auto-text-indent="false" style:vertical-align="auto"/>
      <style:text-properties style:font-name="Times New Roman" fo:font-size="12pt" fo:language="eu" fo:country="none" style:font-name-asian="Impact1" style:font-size-asian="12pt" style:language-asian="es" style:country-asian="ES" style:font-name-complex="Impact1" style:font-size-complex="12pt" style:language-complex="hi" style:country-complex="IN"/>
    </style:style>
    <style:style style:name="P6" style:family="paragraph" style:parent-style-name="Standard">
      <style:paragraph-properties fo:margin-left="0cm" fo:margin-right="0cm" fo:margin-top="0.212cm" fo:margin-bottom="0.212cm" loext:contextual-spacing="false" fo:text-align="center" style:justify-single-word="false" fo:orphans="0" fo:widows="0" fo:text-indent="0cm" style:auto-text-indent="false" style:vertical-align="auto"/>
      <style:text-properties style:font-name="Times New Roman" fo:font-size="12pt" fo:language="eu" fo:country="none" fo:font-weight="bold" style:font-name-asian="Impact1" style:font-size-asian="12pt" style:language-asian="es" style:country-asian="ES" style:font-weight-asian="bold" style:font-name-complex="Impact1" style:font-size-complex="12pt" style:language-complex="hi" style:country-complex="IN" style:font-weight-complex="bold"/>
    </style:style>
    <style:style style:name="P7" style:family="paragraph" style:parent-style-name="Standard">
      <style:paragraph-properties fo:margin-left="0cm" fo:margin-right="0cm" fo:margin-top="0.212cm" fo:margin-bottom="0.212cm" loext:contextual-spacing="false" fo:text-align="justify" style:justify-single-word="false" fo:orphans="0" fo:widows="0" fo:text-indent="0cm" style:auto-text-indent="false" style:vertical-align="auto"/>
      <style:text-properties fo:font-variant="small-caps" style:font-name="Times New Roman1" fo:font-size="12pt" fo:language="eu" fo:country="none" fo:font-weight="bold" style:font-name-asian="Impact1" style:font-size-asian="12pt" style:language-asian="es" style:country-asian="ES" style:font-weight-asian="bold" style:font-name-complex="Impact1" style:font-size-complex="12pt" style:language-complex="hi" style:country-complex="IN" style:font-style-complex="italic"/>
    </style:style>
    <style:style style:name="P8" style:family="paragraph" style:parent-style-name="Standard">
      <style:paragraph-properties fo:margin-left="0cm" fo:margin-right="0cm" fo:margin-top="0.212cm" fo:margin-bottom="0.212cm" loext:contextual-spacing="false" fo:text-align="justify" style:justify-single-word="false" fo:orphans="0" fo:widows="0" fo:text-indent="0cm" style:auto-text-indent="false" style:vertical-align="auto"/>
      <style:text-properties fo:language="eu" fo:country="none" style:language-asian="es" style:country-asian="ES" style:language-complex="hi" style:country-complex="IN"/>
    </style:style>
    <style:style style:name="P9" style:family="paragraph" style:parent-style-name="Standard">
      <style:paragraph-properties fo:margin-left="0cm" fo:margin-right="0cm" fo:margin-top="0.212cm" fo:margin-bottom="0.212cm" loext:contextual-spacing="false" fo:text-align="justify" style:justify-single-word="false" fo:orphans="0" fo:widows="0" fo:text-indent="0cm" style:auto-text-indent="false" style:vertical-align="auto"/>
      <style:text-properties style:font-name="Times New Roman1" fo:font-size="12pt" fo:language="eu" fo:country="none" style:font-size-asian="12pt" style:language-asian="es" style:country-asian="ES" style:font-name-complex="Impact1" style:font-size-complex="12pt" style:language-complex="hi" style:country-complex="IN"/>
    </style:style>
    <style:style style:name="P10" style:family="paragraph" style:parent-style-name="Text_20_body">
      <style:text-properties style:font-name="Times New Roman1" fo:language="eu" fo:country="none" style:language-asian="es" style:country-asian="ES" style:language-complex="hi" style:country-complex="IN"/>
    </style:style>
    <style:style style:name="P11" style:family="paragraph" style:parent-style-name="Text_20_body">
      <style:text-properties style:font-name="Times New Roman1" fo:font-size="12pt" fo:language="eu" fo:country="none" style:font-size-asian="12pt" style:language-asian="es" style:country-asian="ES" style:font-size-complex="12pt" style:language-complex="hi" style:country-complex="IN"/>
    </style:style>
    <style:style style:name="P12" style:family="paragraph" style:parent-style-name="Text_20_body">
      <style:text-properties style:font-name="Times New Roman1" fo:font-size="16pt" fo:language="eu" fo:country="none" fo:font-weight="bold" officeooo:rsid="001219be" officeooo:paragraph-rsid="001219be" style:font-size-asian="16pt" style:language-asian="es" style:country-asian="ES" style:font-weight-asian="bold" style:font-size-complex="16pt" style:language-complex="hi" style:country-complex="IN" style:font-weight-complex="bold"/>
    </style:style>
    <style:style style:name="P13" style:family="paragraph" style:parent-style-name="Text_20_body">
      <style:paragraph-properties fo:text-align="start" style:justify-single-word="false"/>
      <style:text-properties style:font-name="Times New Roman1" fo:font-size="11pt" fo:language="eu" fo:country="none" fo:font-weight="bold" style:font-size-asian="11pt" style:language-asian="es" style:country-asian="ES" style:font-weight-asian="bold" style:font-size-complex="11pt" style:language-complex="hi" style:country-complex="IN" style:font-weight-complex="bold"/>
    </style:style>
    <style:style style:name="P14" style:family="paragraph" style:parent-style-name="Text_20_body">
      <style:paragraph-properties fo:text-align="start" style:justify-single-word="false"/>
      <style:text-properties style:font-name="Times New Roman1" fo:font-size="11pt" fo:language="eu" fo:country="none" fo:font-weight="bold" officeooo:rsid="0010dfa7" officeooo:paragraph-rsid="0010dfa7" style:font-size-asian="11pt" style:language-asian="es" style:country-asian="ES" style:font-weight-asian="bold" style:font-size-complex="11pt" style:language-complex="hi" style:country-complex="IN" style:font-weight-complex="bold"/>
    </style:style>
    <style:style style:name="P15" style:family="paragraph" style:parent-style-name="Heading_20_2">
      <style:paragraph-properties fo:margin-left="1.251cm" fo:margin-right="0cm" fo:margin-top="0.635cm" fo:margin-bottom="0.423cm" loext:contextual-spacing="false" fo:text-indent="0cm" style:auto-text-indent="false"/>
      <style:text-properties style:font-name="Times New Roman" fo:language="eu" fo:country="none" style:font-name-asian="Bookman2" style:language-asian="es" style:country-asian="ES" style:font-name-complex="Times New Roman2" style:language-complex="hi" style:country-complex="IN"/>
    </style:style>
    <style:style style:name="P16" style:family="paragraph" style:parent-style-name="introtema">
      <style:paragraph-properties fo:margin-left="2.501cm" fo:margin-right="2.501cm" fo:margin-top="0.212cm" fo:margin-bottom="0.212cm" loext:contextual-spacing="false" fo:text-align="center" style:justify-single-word="false" fo:text-indent="0.039cm" style:auto-text-indent="false" fo:padding-left="0.141cm" fo:padding-right="0.141cm" fo:padding-top="0.212cm" fo:padding-bottom="0.212cm" fo:border="1.25pt solid #000001"/>
      <style:text-properties fo:language="eu" fo:country="none" style:language-asian="es" style:country-asian="ES" style:language-complex="hi" style:country-complex="IN"/>
    </style:style>
    <style:style style:name="P17" style:family="paragraph" style:parent-style-name="Standard">
      <style:paragraph-properties fo:margin-left="0cm" fo:margin-right="0cm" fo:margin-top="0.212cm" fo:margin-bottom="0.212cm" loext:contextual-spacing="false" fo:text-align="center" style:justify-single-word="false" fo:orphans="0" fo:widows="0" fo:text-indent="0cm" style:auto-text-indent="false" style:vertical-align="auto"/>
      <style:text-properties style:font-name="Times New Roman" fo:font-size="11pt" fo:language="eu" fo:country="none" fo:font-weight="bold" officeooo:rsid="0010dfa7" officeooo:paragraph-rsid="0010dfa7" style:font-name-asian="Impact1" style:font-size-asian="11pt" style:language-asian="es" style:country-asian="ES" style:font-weight-asian="bold" style:font-name-complex="Impact1" style:font-size-complex="11pt" style:language-complex="hi" style:country-complex="IN" style:font-weight-complex="bold"/>
    </style:style>
    <style:style style:name="P18" style:family="paragraph" style:parent-style-name="Standard">
      <style:paragraph-properties fo:margin-left="0cm" fo:margin-right="0cm" fo:margin-top="0.212cm" fo:margin-bottom="0.212cm" loext:contextual-spacing="false" fo:text-align="center" style:justify-single-word="false" fo:orphans="0" fo:widows="0" fo:text-indent="0cm" style:auto-text-indent="false" style:vertical-align="auto"/>
      <style:text-properties style:font-name="Times New Roman" fo:font-size="11pt" fo:language="eu" fo:country="none" fo:font-weight="bold" style:font-name-asian="Impact1" style:font-size-asian="11pt" style:language-asian="es" style:country-asian="ES" style:font-weight-asian="bold" style:font-name-complex="Impact1" style:font-size-complex="11pt" style:language-complex="hi" style:country-complex="IN" style:font-weight-complex="bold"/>
    </style:style>
    <style:style style:name="P19" style:family="paragraph" style:parent-style-name="Standard">
      <style:paragraph-properties fo:margin-left="0cm" fo:margin-right="0cm" fo:margin-top="0.212cm" fo:margin-bottom="0.212cm" loext:contextual-spacing="false" fo:text-align="center" style:justify-single-word="false" fo:orphans="0" fo:widows="0" fo:text-indent="0cm" style:auto-text-indent="false" style:vertical-align="auto"/>
      <style:text-properties fo:color="#99ff66" style:font-name="Times New Roman" fo:font-size="12pt" fo:language="eu" fo:country="none" fo:font-weight="bold" officeooo:rsid="00139599" officeooo:paragraph-rsid="00139599" style:font-name-asian="Impact1" style:font-size-asian="12pt" style:language-asian="es" style:country-asian="ES" style:font-weight-asian="bold" style:font-name-complex="Impact1" style:font-size-complex="12pt" style:language-complex="hi" style:country-complex="IN" style:font-weight-complex="bold"/>
    </style:style>
    <style:style style:name="P20" style:family="paragraph" style:parent-style-name="Text_20_body">
      <style:paragraph-properties fo:text-align="start" style:justify-single-word="false"/>
      <style:text-properties style:font-name="Times New Roman1" fo:font-size="11pt" fo:language="eu" fo:country="none" officeooo:rsid="00139599" officeooo:paragraph-rsid="00139599" style:font-size-asian="11pt" style:language-asian="es" style:country-asian="ES" style:font-size-complex="11pt" style:language-complex="hi" style:country-complex="IN"/>
    </style:style>
    <style:style style:name="P21" style:family="paragraph" style:parent-style-name="Text_20_body">
      <style:paragraph-properties fo:text-align="start" style:justify-single-word="false"/>
      <style:text-properties style:font-name="Times New Roman1" fo:font-size="11pt" fo:language="eu" fo:country="none" officeooo:rsid="00139599" officeooo:paragraph-rsid="00139599" style:font-size-asian="9.60000038146973pt" style:language-asian="es" style:country-asian="ES" style:font-size-complex="11pt" style:language-complex="hi" style:country-complex="IN"/>
    </style:style>
    <style:style style:name="P22" style:family="paragraph" style:parent-style-name="Text_20_body">
      <style:paragraph-properties fo:text-align="start" style:justify-single-word="false"/>
      <style:text-properties style:font-name="Times New Roman1" fo:font-size="11pt" fo:language="eu" fo:country="none" officeooo:rsid="001526b6" officeooo:paragraph-rsid="001526b6" style:font-size-asian="9.60000038146973pt" style:language-asian="es" style:country-asian="ES" style:font-size-complex="11pt" style:language-complex="hi" style:country-complex="IN"/>
    </style:style>
    <style:style style:name="P2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1" fo:language="eu" fo:country="none" officeooo:rsid="0010dfa7" officeooo:paragraph-rsid="0010dfa7" style:language-asian="es" style:country-asian="ES" style:language-complex="hi" style:country-complex="IN"/>
    </style:style>
    <style:style style:name="P2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1" fo:font-size="12pt" fo:language="eu" fo:country="none" officeooo:rsid="0010dfa7" officeooo:paragraph-rsid="0010dfa7" style:font-size-asian="12pt" style:language-asian="es" style:country-asian="ES" style:font-name-complex="Impact1" style:font-size-complex="12pt" style:language-complex="hi" style:country-complex="IN"/>
    </style:style>
    <style:style style:name="P25" style:family="paragraph" style:parent-style-name="WW-heading_20_1" style:master-page-name="Standard">
      <style:paragraph-properties fo:margin-top="2.54cm" fo:margin-bottom="1.058cm" loext:contextual-spacing="false" style:page-number="auto" fo:padding-left="0.071cm" fo:padding-right="0.071cm" fo:padding-top="0.035cm" fo:padding-bottom="0.035cm" fo:border="0.99pt solid #000001"/>
      <style:text-properties fo:language="eu" fo:country="none" style:language-asian="es" style:country-asian="ES" style:language-complex="hi" style:country-complex="IN"/>
    </style:style>
    <style:style style:name="T1" style:family="text">
      <style:text-properties fo:font-variant="small-caps" fo:font-weight="bold" style:font-weight-asian="bold" style:font-style-complex="italic"/>
    </style:style>
    <style:style style:name="T2" style:family="text">
      <style:text-properties fo:font-variant="small-caps" style:font-style-complex="italic"/>
    </style:style>
    <style:style style:name="T3" style:family="text">
      <style:text-properties fo:font-variant="small-caps" officeooo:rsid="00139599" style:font-style-complex="italic"/>
    </style:style>
    <style:style style:name="T4" style:family="text">
      <style:text-properties style:font-name="Times New Roman" fo:font-size="11pt" style:font-name-asian="Impact1" style:font-size-asian="11pt" style:font-name-complex="Impact1" style:font-size-complex="11pt"/>
    </style:style>
    <style:style style:name="T5" style:family="text">
      <style:text-properties style:font-name="Times New Roman" fo:font-size="11pt" officeooo:rsid="0010dfa7" style:font-name-asian="Impact1" style:font-size-asian="11pt" style:font-name-complex="Impact1" style:font-size-complex="11pt"/>
    </style:style>
    <style:style style:name="T6" style:family="text">
      <style:text-properties officeooo:rsid="00100ad5"/>
    </style:style>
    <style:style style:name="T7" style:family="text">
      <style:text-properties officeooo:rsid="0010dfa7"/>
    </style:style>
    <style:style style:name="T8" style:family="text">
      <style:text-properties style:font-name-asian="Impact1"/>
    </style:style>
    <style:style style:name="T9" style:family="text">
      <style:text-properties officeooo:rsid="0010dfa7" style:font-name-asian="Impact1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12b820"/>
    </style:style>
    <style:style style:name="T12" style:family="text">
      <style:text-properties officeooo:rsid="001395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Programazio Modularra eta Objektuei Bideratutako Orientazioa- 4. laborategia</text:p>
      <text:p text:style-name="P16"><text:span text:style-name="T1">Izena</text:span><text:span text:style-name="T2">: </text:span><text:span text:style-name="T3">Eneko Sampedro Pozo </text:span><text:span text:style-name="T1">Data</text:span><text:span text:style-name="T2">: </text:span><text:span text:style-name="T3">2015-03-03</text:span></text:p>
      <text:p text:style-name="P15">Lortutako ezagutza eta gaitasunak</text:p>
      <text:p text:style-name="P10"><text:span text:style-name="T6">B</text:span>ehin <text:span text:style-name="T11">4</text:span>. laborategia bukatu dudala, hurrengo atazak ondo egin ditudala pentsatzen dut., eta beraz etorkizunean errepikatu beharko banitu gai izango nintzateke. (markatu BAI ala EZ)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6">BAI</text:p>
          </table:table-cell>
          <table:table-cell table:style-name="Table1.A1" office:value-type="string">
            <text:p text:style-name="P6">EZ</text:p>
          </table:table-cell>
        </table:table-row>
        <table:table-row table:style-name="Table1.1"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4">Eclipserekin lan egin Javaz proiektuak, paketeak eta klaseak errez sortzen. UML diagrama bat ulertzen. Junit-eko proba kasuak eta suitak inplementatzen.</text:p>
          </table:table-cell>
          <table:table-cell table:style-name="Table1.A1" office:value-type="string">
            <text:p text:style-name="P19">✓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7">2</text:p>
          </table:table-cell>
          <table:table-cell table:style-name="Table1.A1" office:value-type="string">
            <text:p text:style-name="P3">Sekuentzia diagramak garatzen badakit.</text:p>
          </table:table-cell>
          <table:table-cell table:style-name="Table1.A1" office:value-type="string">
            <text:p text:style-name="P19">✓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4" office:value-type="string">
            <text:p text:style-name="P17">3</text:p>
          </table:table-cell>
          <table:table-cell table:style-name="Table1.A4" office:value-type="string">
            <text:p text:style-name="P4">Singleton Patroia erabiltzen EMA bat sortzeko. DMA eta EMAen artek<text:span text:style-name="T12">o</text:span> desberdintzen.</text:p>
          </table:table-cell>
          <table:table-cell table:style-name="Table1.A4" office:value-type="string">
            <text:p text:style-name="P19">✓</text:p>
          </table:table-cell>
          <table:table-cell table:style-name="Table1.A4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7">4</text:p>
          </table:table-cell>
          <table:table-cell table:style-name="Table1.A1" office:value-type="string">
            <text:p text:style-name="P4">ArrayList&lt;&gt; erabiltzen duten klaseak inplementatzen, eta iterator klasea erabiltzen.</text:p>
          </table:table-cell>
          <table:table-cell table:style-name="Table1.A1" office:value-type="string">
            <text:p text:style-name="P19">✓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7">5</text:p>
          </table:table-cell>
          <table:table-cell table:style-name="Table1.A1" office:value-type="string">
            <text:p text:style-name="P3">Atributu estatikoen erabilpena ulertzen dut.</text:p>
          </table:table-cell>
          <table:table-cell table:style-name="Table1.A1" office:value-type="string">
            <text:p text:style-name="P19">✓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4" office:value-type="string">
            <text:p text:style-name="P17">6</text:p>
          </table:table-cell>
          <table:table-cell table:style-name="Table1.A4" office:value-type="string">
            <text:p text:style-name="P8"><text:span text:style-name="T5">Kontsolatik</text:span><text:span text:style-name="T4"> mezu bat ateratzen.</text:span></text:p>
          </table:table-cell>
          <table:table-cell table:style-name="Table1.A4" office:value-type="string">
            <text:p text:style-name="P19">✓</text:p>
          </table:table-cell>
          <table:table-cell table:style-name="Table1.A4" office:value-type="string">
            <text:p text:style-name="P5"/>
          </table:table-cell>
        </table:table-row>
        <text:soft-page-break/>
        <table:table-row table:style-name="Table1.8"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8"><text:span text:style-name="T4">BESTELAKOAK: Azald</text:span><text:span text:style-name="T5">u</text:span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</table:table>
      <text:p text:style-name="P9"><text:span text:style-name="T9">E</text:span><text:span text:style-name="T8">zezko erantzunen bat eman baduzu mesedez jarraian azaldu zergatia, eta ze nolako neurria hartuko duzun sortu zaizun arazoa konpontzeko.</text:span></text:p>
      <text:p text:style-name="P7"/>
      <text:p text:style-name="P11">Erantzun hurrengo galderei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3">1</text:p>
          </table:table-cell>
          <table:table-cell table:style-name="Table2.B1" office:value-type="string">
            <text:p text:style-name="P13">2 erreseteatu() metodo daude, eta ulertzen dut zergatik egon daitezken 2 metodo izen berarekin.</text:p>
          </table:table-cell>
          <table:table-cell table:style-name="Table2.A1" office:value-type="string">
            <text:p text:style-name="P20">Bai. Metodoan sartu ahal diren parametroen araberakoak izango dira.</text:p>
          </table:table-cell>
        </table:table-row>
        <table:table-row table:style-name="Table2.1">
          <table:table-cell table:style-name="Table2.A1" office:value-type="string">
            <text:p text:style-name="P23">2</text:p>
          </table:table-cell>
          <table:table-cell table:style-name="Table2.B1" office:value-type="string">
            <text:p text:style-name="P13">ListaBezeroak eta ListaEragiketak, lista atributu bat dute hurrenez hurren, ulertzen dut biak desberdinak direla nahiz eta izen bera izan.</text:p>
          </table:table-cell>
          <table:table-cell table:style-name="Table2.A1" office:value-type="string">
            <text:p text:style-name="P21">Bai. Metodo bakoitzak bere atributu propioak izan ditzake, beraz nahi beste metodo izan ditzakegu, lista atributu batekin.</text:p>
          </table:table-cell>
        </table:table-row>
        <table:table-row table:style-name="Table2.1">
          <table:table-cell table:style-name="Table2.A1" office:value-type="string">
            <text:p text:style-name="P23">3</text:p>
          </table:table-cell>
          <table:table-cell table:style-name="Table2.B1" office:value-type="string">
            <text:p text:style-name="P13">ListaBezeroak eta ListaEragiketak eraikitzaile pribatuak dituzte eta ulertzen dut <text:span text:style-name="T7">zergatik.</text:span></text:p>
          </table:table-cell>
          <table:table-cell table:style-name="Table2.A1" office:value-type="string">
            <text:p text:style-name="P21">Bai. Bi klase hauek, EMAk dira, hau da, behin soilik deitu ahal direlako. Beraz, eraikitzaiea pribatua da, bertan soilik deitzeko.</text:p>
          </table:table-cell>
        </table:table-row>
        <table:table-row table:style-name="Table2.1">
          <table:table-cell table:style-name="Table2.A4" office:value-type="string">
            <text:p text:style-name="P24">4</text:p>
          </table:table-cell>
          <table:table-cell table:style-name="Table2.B4" office:value-type="string">
            <text:p text:style-name="P14">Azaldu ezazu zein aldaketa burutu beharko litzakeen, baldin eta <text:span text:style-name="T10">int</text:span> motakoa den idBezeroa atributua erabili ordez, Bezero motako atributu bat erabiliz gero? </text:p>
          </table:table-cell>
          <table:table-cell table:style-name="Table2.A4" office:value-type="string">
            <text:p text:style-name="P22">Bezeroaren id-a erabili behar genukeen aldi bakoitzean, gureBezeroa.id edo gureBezeroa.getId() erabili beharko genuko. Noski, bi hauek public bezala deklaratuta badaude. <text:s/></text:p>
          </table:table-cell>
        </table:table-row>
      </table:table>
      <text:p text:style-name="P1"/>
      <text:p text:style-name="P1"/>
      <text:p text:style-name="P12">OHARRA: Laborategi hau webCat bitartez zuzenduko denez, ez duzue hemen zuen inplementazioak ipini beharrik. WebCatera igo zuen kode zatia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ookman1" svg:font-family="Bookman" style:font-family-generic="roman"/>
    <style:font-face style:name="Consolas" svg:font-family="Consolas" style:font-family-generic="roman"/>
    <style:font-face style:name="Courier New" svg:font-family="'Courier New'" style:font-family-generic="roman"/>
    <style:font-face style:name="DejaVu Sans" svg:font-family="'DejaVu Sans'" style:font-family-generic="roman"/>
    <style:font-face style:name="Garamond1" svg:font-family="Garamond" style:font-family-generic="roman"/>
    <style:font-face style:name="Impact" svg:font-family="Impact" style:font-family-generic="roman"/>
    <style:font-face style:name="Symbol" svg:font-family="Symbol" style:font-family-generic="roman"/>
    <style:font-face style:name="Times New Roman" svg:font-family="'Times New Roman'" style:font-family-generic="roman"/>
    <style:font-face style:name="Wingdings" svg:font-family="Wingdings" style:font-family-generic="roman"/>
    <style:font-face style:name="Arial" svg:font-family="Arial" style:font-family-generic="swiss"/>
    <style:font-face style:name="Bookman" svg:font-family="Bookman" style:font-family-generic="swiss"/>
    <style:font-face style:name="FreeSans1" svg:font-family="FreeSans" style:font-family-generic="swiss"/>
    <style:font-face style:name="Garamond" svg:font-family="Garamond" style:font-family-generic="swiss"/>
    <style:font-face style:name="Impact2" svg:font-family="Impact" style:font-family-generic="swiss"/>
    <style:font-face style:name="@Bookman" svg:font-family="@Bookman" style:font-family-generic="system"/>
    <style:font-face style:name="Arial1" svg:font-family="Arial" style:font-family-generic="system"/>
    <style:font-face style:name="Bookman2" svg:font-family="Bookman" style:font-family-generic="system"/>
    <style:font-face style:name="Cambria" svg:font-family="Cambria" style:font-family-generic="system"/>
    <style:font-face style:name="Consolas1" svg:font-family="Consolas" style:font-family-generic="system"/>
    <style:font-face style:name="DejaVu Sans1" svg:font-family="'DejaVu Sans'" style:font-family-generic="system"/>
    <style:font-face style:name="Garamond2" svg:font-family="Garamond" style:font-family-generic="system"/>
    <style:font-face style:name="Impact1" svg:font-family="Impact" style:font-family-generic="system"/>
    <style:font-face style:name="Mangal" svg:font-family="Mangal" style:font-family-generic="system"/>
    <style:font-face style:name="Times New Roman2" svg:font-family="'Times New Roman'" style:font-family-generic="system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u" fo:country="non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u" fo:country="non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class="text">
      <style:paragraph-properties fo:margin-left="0cm" fo:margin-right="0cm" fo:margin-top="0.423cm" fo:margin-bottom="0.212cm" loext:contextual-spacing="false" fo:text-align="justify" style:justify-single-word="false" fo:orphans="0" fo:widows="0" fo:text-indent="1.251cm" style:auto-text-indent="false" fo:keep-with-next="always" style:vertical-align="auto"/>
      <style:text-properties style:font-name="Garamond" fo:font-family="Garamond" style:font-family-generic="swiss" fo:font-size="14pt" fo:language="es" fo:country="ES" style:font-name-asian="Droid Sans Fallback" style:font-family-asian="'Droid Sans Fallback'" style:font-family-generic-asian="system" style:font-pitch-asian="variable" style:font-size-asian="14pt" style:language-asian="es" style:country-asian="ES" style:font-name-complex="@Bookman" style:font-family-complex="@Bookman" style:font-family-generic-complex="system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.212cm" loext:contextual-spacing="false" fo:line-height="120%" fo:text-align="justify" style:justify-single-word="false" fo:orphans="0" fo:widows="0" fo:text-indent="1.251cm" style:auto-text-indent="false" style:vertical-align="auto"/>
      <style:text-properties style:font-name="Impact" fo:font-family="Impact" style:font-family-generic="roman" fo:font-size="12pt" fo:language="es" fo:country="ES" style:font-size-asian="12pt" style:language-asian="es" style:country-asian="ES" style:font-name-complex="Impact1" style:font-family-complex="Impact" style:font-family-generic-complex="system" style:font-size-complex="12pt" style:language-complex="hi" style:country-complex="IN"/>
    </style:style>
    <style:style style:name="List" style:family="paragraph" style:parent-style-name="Text_20_body" style:default-outline-level="" style:class="list">
      <style:paragraph-properties fo:margin-left="0cm" fo:margin-right="0cm" fo:margin-top="0cm" fo:margin-bottom="0.212cm" loext:contextual-spacing="false" fo:text-align="justify" style:justify-single-word="false" fo:orphans="0" fo:widows="0" fo:text-indent="1.251cm" style:auto-text-indent="false" style:vertical-align="auto"/>
      <style:text-properties style:font-name="Impact" fo:font-family="Impact" style:font-family-generic="roman" fo:font-size="12pt" fo:language="es" fo:country="ES" style:font-size-asian="12pt" style:language-asian="es" style:country-asian="ES" style:font-name-complex="Impact2" style:font-family-complex="Impact" style:font-family-generic-complex="swiss" style:font-size-complex="12pt" style:language-complex="hi" style:country-complex="I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fo:margin-left="0cm" fo:margin-right="0cm" fo:margin-top="0.212cm" fo:margin-bottom="0.212cm" loext:contextual-spacing="false" fo:text-align="justify" style:justify-single-word="false" fo:orphans="0" fo:widows="0" fo:text-indent="1.251cm" style:auto-text-indent="false" text:number-lines="false" text:line-number="0" style:vertical-align="auto"/>
      <style:text-properties style:font-name="Impact" fo:font-family="Impact" style:font-family-generic="roman" fo:font-size="12pt" fo:language="es" fo:country="ES" style:font-size-asian="12pt" style:language-asian="es" style:country-asian="ES" style:font-name-complex="Impact2" style:font-family-complex="Impact" style:font-family-generic-complex="swiss" style:font-size-complex="12pt" style:language-complex="hi" style:country-complex="IN"/>
    </style:style>
    <style:style style:name="Heading_20_1" style:display-name="Heading 1" style:family="paragraph" style:parent-style-name="Heading" style:default-outline-level="" style:class="text">
      <style:paragraph-properties fo:margin-left="0cm" fo:margin-right="0cm" fo:margin-top="0.423cm" fo:margin-bottom="0.212cm" loext:contextual-spacing="false" fo:text-align="justify" style:justify-single-word="false" fo:orphans="0" fo:widows="0" fo:text-indent="1.251cm" style:auto-text-indent="false" fo:padding-left="0.071cm" fo:padding-right="0.071cm" fo:padding-top="0.035cm" fo:padding-bottom="0.035cm" fo:border="0.99pt solid #000001" fo:keep-with-next="always" style:vertical-align="auto"/>
      <style:text-properties style:font-name="Garamond" fo:font-family="Garamond" style:font-family-generic="swiss" fo:font-size="14pt" fo:language="es" fo:country="ES" style:font-size-asian="14pt" style:language-asian="es" style:country-asian="ES" style:font-name-complex="Garamond2" style:font-family-complex="Garamond" style:font-family-generic-complex="system" style:font-size-complex="14pt" style:language-complex="hi" style:country-complex="IN"/>
    </style:style>
    <style:style style:name="Heading_20_2" style:display-name="Heading 2" style:family="paragraph" style:parent-style-name="Heading" style:default-outline-level="" style:class="text">
      <style:paragraph-properties fo:margin-left="0cm" fo:margin-right="0cm" fo:margin-top="0.635cm" fo:margin-bottom="0.423cm" loext:contextual-spacing="false" fo:text-align="justify" style:justify-single-word="false" fo:orphans="0" fo:widows="0" fo:text-indent="1.251cm" style:auto-text-indent="false" fo:keep-with-next="always" style:vertical-align="auto"/>
      <style:text-properties style:font-name="Bookman" fo:font-family="Bookman" style:font-family-generic="swiss" fo:font-size="16pt" fo:language="es" fo:country="ES" fo:font-style="italic" style:text-underline-style="solid" style:text-underline-type="double" style:text-underline-width="auto" style:text-underline-color="font-color" style:font-size-asian="16pt" style:language-asian="es" style:country-asian="ES" style:font-style-asian="italic" style:font-name-complex="Bookman2" style:font-family-complex="Bookman" style:font-family-generic-complex="system" style:font-size-complex="16pt" style:language-complex="hi" style:country-complex="IN" style:font-style-complex="italic"/>
    </style:style>
    <style:style style:name="Heading_20_3" style:display-name="Heading 3" style:family="paragraph" style:parent-style-name="Heading" style:default-outline-level="" style:class="text">
      <style:paragraph-properties fo:margin-left="0cm" fo:margin-right="0cm" fo:margin-top="0.423cm" fo:margin-bottom="0.106cm" loext:contextual-spacing="false" fo:text-align="justify" style:justify-single-word="false" fo:orphans="0" fo:widows="0" fo:text-indent="1.251cm" style:auto-text-indent="false" fo:keep-with-next="always" style:vertical-align="auto"/>
      <style:text-properties style:font-name="Arial" fo:font-family="Arial" style:font-family-generic="swiss" fo:font-size="13pt" fo:language="es" fo:country="ES" fo:font-weight="bold" style:font-size-asian="13pt" style:language-asian="es" style:country-asian="ES" style:font-weight-asian="bold" style:font-name-complex="Arial1" style:font-family-complex="Arial" style:font-family-generic-complex="system" style:font-size-complex="13pt" style:language-complex="hi" style:country-complex="IN" style:font-weight-complex="bold"/>
    </style:style>
    <style:style style:name="caption" style:family="paragraph" style:default-outline-level="">
      <style:paragraph-properties fo:margin-left="0cm" fo:margin-right="0cm" fo:margin-top="0.212cm" fo:margin-bottom="0.212cm" loext:contextual-spacing="false" fo:text-align="justify" style:justify-single-word="false" fo:orphans="0" fo:widows="0" fo:text-indent="1.251cm" style:auto-text-indent="false" style:vertical-align="auto"/>
      <style:text-properties style:font-name="Impact" fo:font-family="Impact" style:font-family-generic="roman" fo:font-size="12pt" fo:language="es" fo:country="ES" fo:font-style="italic" style:font-size-asian="12pt" style:language-asian="es" style:country-asian="ES" style:font-style-asian="italic" style:font-name-complex="Impact1" style:font-family-complex="Impact" style:font-family-generic-complex="system" style:font-size-complex="12pt" style:language-complex="hi" style:country-complex="IN" style:font-style-complex="italic"/>
    </style:style>
    <style:style style:name="Index1" style:family="paragraph" style:default-outline-level="">
      <style:paragraph-properties fo:margin-left="0cm" fo:margin-right="0cm" fo:margin-top="0.212cm" fo:margin-bottom="0.212cm" loext:contextual-spacing="false" fo:text-align="justify" style:justify-single-word="false" fo:orphans="0" fo:widows="0" fo:text-indent="1.251cm" style:auto-text-indent="false" style:vertical-align="auto"/>
      <style:text-properties style:font-name="Impact" fo:font-family="Impact" style:font-family-generic="roman" fo:font-size="12pt" fo:language="es" fo:country="ES" style:font-size-asian="12pt" style:language-asian="es" style:country-asian="ES" style:font-name-complex="Impact1" style:font-family-complex="Impact" style:font-family-generic-complex="system" style:font-size-complex="12pt" style:language-complex="hi" style:country-complex="IN"/>
    </style:style>
    <style:style style:name="WW-Heading" style:family="paragraph" style:default-outline-level="">
      <style:paragraph-properties fo:margin-left="0cm" fo:margin-right="0cm" fo:margin-top="0.423cm" fo:margin-bottom="0.212cm" loext:contextual-spacing="false" fo:text-align="justify" style:justify-single-word="false" fo:orphans="0" fo:widows="0" fo:text-indent="1.251cm" style:auto-text-indent="false" fo:keep-with-next="always" style:vertical-align="auto"/>
      <style:text-properties style:font-name="Garamond1" fo:font-family="Garamond" style:font-family-generic="roman" fo:font-size="14pt" fo:language="es" fo:country="ES" style:font-size-asian="14pt" style:language-asian="es" style:country-asian="ES" style:font-name-complex="Garamond2" style:font-family-complex="Garamond" style:font-family-generic-complex="system" style:font-size-complex="14pt" style:language-complex="hi" style:country-complex="IN"/>
    </style:style>
    <style:style style:name="WW-caption" style:family="paragraph" style:default-outline-level="">
      <style:paragraph-properties fo:margin-left="0cm" fo:margin-right="0cm" fo:margin-top="0.212cm" fo:margin-bottom="0.212cm" loext:contextual-spacing="false" fo:text-align="justify" style:justify-single-word="false" fo:orphans="0" fo:widows="0" fo:text-indent="1.251cm" style:auto-text-indent="false" style:vertical-align="auto"/>
      <style:text-properties style:font-name="Impact" fo:font-family="Impact" style:font-family-generic="roman" fo:font-size="12pt" fo:language="es" fo:country="ES" fo:font-style="italic" style:font-size-asian="12pt" style:language-asian="es" style:country-asian="ES" style:font-style-asian="italic" style:font-name-complex="Impact1" style:font-family-complex="Impact" style:font-family-generic-complex="system" style:font-size-complex="12pt" style:language-complex="hi" style:country-complex="IN" style:font-style-complex="italic"/>
    </style:style>
    <style:style style:name="WW-Index" style:family="paragraph" style:default-outline-level="">
      <style:paragraph-properties fo:margin-left="0cm" fo:margin-right="0cm" fo:margin-top="0.212cm" fo:margin-bottom="0.212cm" loext:contextual-spacing="false" fo:text-align="justify" style:justify-single-word="false" fo:orphans="0" fo:widows="0" fo:text-indent="1.251cm" style:auto-text-indent="false" style:vertical-align="auto"/>
      <style:text-properties style:font-name="Impact" fo:font-family="Impact" style:font-family-generic="roman" fo:font-size="12pt" fo:language="es" fo:country="ES" style:font-size-asian="12pt" style:language-asian="es" style:country-asian="ES" style:font-name-complex="Impact1" style:font-family-complex="Impact" style:font-family-generic-complex="system" style:font-size-complex="12pt" style:language-complex="hi" style:country-complex="IN"/>
    </style:style>
    <style:style style:name="WW-Heading1" style:family="paragraph" style:default-outline-level="">
      <style:paragraph-properties fo:margin-left="0cm" fo:margin-right="0cm" fo:margin-top="0.423cm" fo:margin-bottom="0.212cm" loext:contextual-spacing="false" fo:text-align="justify" style:justify-single-word="false" fo:orphans="0" fo:widows="0" fo:text-indent="1.251cm" style:auto-text-indent="false" fo:keep-with-next="always" style:vertical-align="auto"/>
      <style:text-properties style:font-name="Garamond1" fo:font-family="Garamond" style:font-family-generic="roman" fo:font-size="14pt" fo:language="es" fo:country="ES" style:font-size-asian="14pt" style:language-asian="es" style:country-asian="ES" style:font-name-complex="Garamond2" style:font-family-complex="Garamond" style:font-family-generic-complex="system" style:font-size-complex="14pt" style:language-complex="hi" style:country-complex="IN"/>
    </style:style>
    <style:style style:name="WW-caption1" style:family="paragraph" style:default-outline-level="">
      <style:paragraph-properties fo:margin-left="0cm" fo:margin-right="0cm" fo:margin-top="0.212cm" fo:margin-bottom="0.212cm" loext:contextual-spacing="false" fo:text-align="justify" style:justify-single-word="false" fo:orphans="0" fo:widows="0" fo:text-indent="1.251cm" style:auto-text-indent="false" style:vertical-align="auto"/>
      <style:text-properties style:font-name="Impact" fo:font-family="Impact" style:font-family-generic="roman" fo:font-size="12pt" fo:language="es" fo:country="ES" fo:font-style="italic" style:font-size-asian="12pt" style:language-asian="es" style:country-asian="ES" style:font-style-asian="italic" style:font-name-complex="Impact1" style:font-family-complex="Impact" style:font-family-generic-complex="system" style:font-size-complex="12pt" style:language-complex="hi" style:country-complex="IN" style:font-style-complex="italic"/>
    </style:style>
    <style:style style:name="WW-Index1" style:family="paragraph" style:default-outline-level="">
      <style:paragraph-properties fo:margin-left="0cm" fo:margin-right="0cm" fo:margin-top="0.212cm" fo:margin-bottom="0.212cm" loext:contextual-spacing="false" fo:text-align="justify" style:justify-single-word="false" fo:orphans="0" fo:widows="0" fo:text-indent="1.251cm" style:auto-text-indent="false" style:vertical-align="auto"/>
      <style:text-properties style:font-name="Impact" fo:font-family="Impact" style:font-family-generic="roman" fo:font-size="12pt" fo:language="es" fo:country="ES" style:font-size-asian="12pt" style:language-asian="es" style:country-asian="ES" style:font-name-complex="Impact1" style:font-family-complex="Impact" style:font-family-generic-complex="system" style:font-size-complex="12pt" style:language-complex="hi" style:country-complex="IN"/>
    </style:style>
    <style:style style:name="WW-Heading11" style:family="paragraph" style:default-outline-level="">
      <style:paragraph-properties fo:margin-left="0cm" fo:margin-right="0cm" fo:margin-top="0.423cm" fo:margin-bottom="0.212cm" loext:contextual-spacing="false" fo:text-align="justify" style:justify-single-word="false" fo:orphans="0" fo:widows="0" fo:text-indent="1.251cm" style:auto-text-indent="false" fo:keep-with-next="always" style:vertical-align="auto"/>
      <style:text-properties style:font-name="Garamond1" fo:font-family="Garamond" style:font-family-generic="roman" fo:font-size="14pt" fo:language="es" fo:country="ES" style:font-size-asian="14pt" style:language-asian="es" style:country-asian="ES" style:font-name-complex="Garamond2" style:font-family-complex="Garamond" style:font-family-generic-complex="system" style:font-size-complex="14pt" style:language-complex="hi" style:country-complex="IN"/>
    </style:style>
    <style:style style:name="WW-caption11" style:family="paragraph" style:default-outline-level="">
      <style:paragraph-properties fo:margin-left="0cm" fo:margin-right="0cm" fo:margin-top="0.212cm" fo:margin-bottom="0.212cm" loext:contextual-spacing="false" fo:text-align="justify" style:justify-single-word="false" fo:orphans="0" fo:widows="0" fo:text-indent="1.251cm" style:auto-text-indent="false" style:vertical-align="auto"/>
      <style:text-properties style:font-name="Impact" fo:font-family="Impact" style:font-family-generic="roman" fo:font-size="12pt" fo:language="es" fo:country="ES" fo:font-style="italic" style:font-size-asian="12pt" style:language-asian="es" style:country-asian="ES" style:font-style-asian="italic" style:font-name-complex="Impact1" style:font-family-complex="Impact" style:font-family-generic-complex="system" style:font-size-complex="12pt" style:language-complex="hi" style:country-complex="IN" style:font-style-complex="italic"/>
    </style:style>
    <style:style style:name="WW-Index11" style:family="paragraph" style:default-outline-level="">
      <style:paragraph-properties fo:margin-left="0cm" fo:margin-right="0cm" fo:margin-top="0.212cm" fo:margin-bottom="0.212cm" loext:contextual-spacing="false" fo:text-align="justify" style:justify-single-word="false" fo:orphans="0" fo:widows="0" fo:text-indent="1.251cm" style:auto-text-indent="false" style:vertical-align="auto"/>
      <style:text-properties style:font-name="Impact" fo:font-family="Impact" style:font-family-generic="roman" fo:font-size="12pt" fo:language="es" fo:country="ES" style:font-size-asian="12pt" style:language-asian="es" style:country-asian="ES" style:font-name-complex="Impact1" style:font-family-complex="Impact" style:font-family-generic-complex="system" style:font-size-complex="12pt" style:language-complex="hi" style:country-complex="IN"/>
    </style:style>
    <style:style style:name="WW-Heading111" style:family="paragraph" style:default-outline-level="">
      <style:paragraph-properties fo:margin-left="0cm" fo:margin-right="0cm" fo:margin-top="0.423cm" fo:margin-bottom="0.212cm" loext:contextual-spacing="false" fo:text-align="justify" style:justify-single-word="false" fo:orphans="0" fo:widows="0" fo:text-indent="1.251cm" style:auto-text-indent="false" fo:keep-with-next="always" style:vertical-align="auto"/>
      <style:text-properties style:font-name="Garamond1" fo:font-family="Garamond" style:font-family-generic="roman" fo:font-size="14pt" fo:language="es" fo:country="ES" style:font-size-asian="14pt" style:language-asian="es" style:country-asian="ES" style:font-name-complex="Garamond2" style:font-family-complex="Garamond" style:font-family-generic-complex="system" style:font-size-complex="14pt" style:language-complex="hi" style:country-complex="IN"/>
    </style:style>
    <style:style style:name="WW-caption111" style:family="paragraph" style:default-outline-level="">
      <style:paragraph-properties fo:margin-left="0cm" fo:margin-right="0cm" fo:margin-top="0.212cm" fo:margin-bottom="0.212cm" loext:contextual-spacing="false" fo:text-align="justify" style:justify-single-word="false" fo:orphans="0" fo:widows="0" fo:text-indent="1.251cm" style:auto-text-indent="false" style:vertical-align="auto"/>
      <style:text-properties style:font-name="Impact" fo:font-family="Impact" style:font-family-generic="roman" fo:font-size="12pt" fo:language="es" fo:country="ES" fo:font-style="italic" style:font-size-asian="12pt" style:language-asian="es" style:country-asian="ES" style:font-style-asian="italic" style:font-name-complex="Impact1" style:font-family-complex="Impact" style:font-family-generic-complex="system" style:font-size-complex="12pt" style:language-complex="hi" style:country-complex="IN" style:font-style-complex="italic"/>
    </style:style>
    <style:style style:name="WW-Index111" style:family="paragraph" style:default-outline-level="">
      <style:paragraph-properties fo:margin-left="0cm" fo:margin-right="0cm" fo:margin-top="0.212cm" fo:margin-bottom="0.212cm" loext:contextual-spacing="false" fo:text-align="justify" style:justify-single-word="false" fo:orphans="0" fo:widows="0" fo:text-indent="1.251cm" style:auto-text-indent="false" style:vertical-align="auto"/>
      <style:text-properties style:font-name="Impact" fo:font-family="Impact" style:font-family-generic="roman" fo:font-size="12pt" fo:language="es" fo:country="ES" style:font-size-asian="12pt" style:language-asian="es" style:country-asian="ES" style:font-name-complex="Impact1" style:font-family-complex="Impact" style:font-family-generic-complex="system" style:font-size-complex="12pt" style:language-complex="hi" style:country-complex="IN"/>
    </style:style>
    <style:style style:name="introtema" style:family="paragraph" style:default-outline-level="">
      <style:paragraph-properties fo:margin-left="2.501cm" fo:margin-right="2.501cm" fo:margin-top="0.212cm" fo:margin-bottom="0.212cm" loext:contextual-spacing="false" fo:text-align="justify" style:justify-single-word="false" fo:orphans="0" fo:widows="0" fo:text-indent="0.7cm" style:auto-text-indent="false" fo:padding-left="0.141cm" fo:padding-right="0.141cm" fo:padding-top="0.212cm" fo:padding-bottom="0.212cm" fo:border="1.25pt solid #000001" style:vertical-align="auto"/>
      <style:text-properties style:font-name="Consolas" fo:font-family="Consolas" style:font-family-generic="roman" fo:font-size="10pt" fo:language="es" fo:country="ES" style:font-name-asian="Consolas1" style:font-family-asian="Consolas" style:font-family-generic-asian="system" style:font-size-asian="10pt" style:language-asian="es" style:country-asian="ES" style:font-name-complex="Consolas1" style:font-family-complex="Consolas" style:font-family-generic-complex="system" style:font-size-complex="10pt" style:language-complex="hi" style:country-complex="IN"/>
    </style:style>
    <style:style style:name="intro-biblio" style:family="paragraph" style:parent-style-name="introtema" style:default-outline-level="">
      <style:paragraph-properties fo:margin-left="3.201cm" fo:margin-right="2.501cm" fo:margin-top="0.212cm" fo:margin-bottom="0.212cm" loext:contextual-spacing="false" fo:text-align="justify" style:justify-single-word="false" fo:orphans="0" fo:widows="0" fo:text-indent="-0.7cm" style:auto-text-indent="false" fo:padding-left="0.141cm" fo:padding-right="0.141cm" fo:padding-top="0.212cm" fo:padding-bottom="0.212cm" fo:border="1.25pt solid #000001" style:vertical-align="auto"/>
      <style:text-properties style:font-name="Consolas" fo:font-family="Consolas" style:font-family-generic="roman" fo:font-size="10pt" fo:language="es" fo:country="ES" style:font-name-asian="Consolas1" style:font-family-asian="Consolas" style:font-family-generic-asian="system" style:font-size-asian="10pt" style:language-asian="es" style:country-asian="ES" style:font-name-complex="Consolas1" style:font-family-complex="Consolas" style:font-family-generic-complex="system" style:font-size-complex="10pt" style:language-complex="hi" style:country-complex="IN"/>
    </style:style>
    <style:style style:name="WW-caption1111" style:family="paragraph" style:default-outline-level="">
      <style:paragraph-properties fo:margin-left="0cm" fo:margin-right="0cm" fo:margin-top="0.212cm" fo:margin-bottom="0.212cm" loext:contextual-spacing="false" fo:text-align="justify" style:justify-single-word="false" fo:orphans="0" fo:widows="0" fo:text-indent="1.251cm" style:auto-text-indent="false" style:vertical-align="auto"/>
      <style:text-properties style:font-name="Impact" fo:font-family="Impact" style:font-family-generic="roman" fo:font-size="10pt" fo:language="es" fo:country="ES" style:font-size-asian="10pt" style:language-asian="es" style:country-asian="ES" style:font-name-complex="Impact1" style:font-family-complex="Impact" style:font-family-generic-complex="system" style:font-size-complex="10pt" style:language-complex="hi" style:country-complex="IN"/>
    </style:style>
    <style:style style:name="C_3f_3figo_20_java" style:display-name="C?3figo java" style:family="paragraph" style:default-outline-level="">
      <style:paragraph-properties fo:margin-left="0cm" fo:margin-right="0cm" fo:margin-top="0.212cm" fo:margin-bottom="0.212cm" loext:contextual-spacing="false" fo:text-align="justify" style:justify-single-word="false" fo:orphans="0" fo:widows="0" fo:text-indent="0cm" style:auto-text-indent="false" style:vertical-align="auto"/>
      <style:text-properties style:font-name="DejaVu Sans" fo:font-family="'DejaVu Sans'" style:font-family-generic="roman" fo:font-size="10pt" fo:language="es" fo:country="ES" style:font-size-asian="10pt" style:language-asian="es" style:country-asian="ES" style:font-name-complex="DejaVu Sans1" style:font-family-complex="'DejaVu Sans'" style:font-family-generic-complex="system" style:font-size-complex="10pt" style:language-complex="hi" style:country-complex="IN"/>
    </style:style>
    <style:style style:name="Header" style:family="paragraph" style:parent-style-name="Standard" style:default-outline-level="" style:class="extra">
      <style:paragraph-properties fo:margin-left="0cm" fo:margin-right="0cm" fo:margin-top="0.212cm" fo:margin-bottom="0.212cm" loext:contextual-spacing="false" fo:text-align="justify" style:justify-single-word="false" fo:orphans="0" fo:widows="0" fo:text-indent="1.251cm" style:auto-text-indent="false" style:vertical-align="auto">
        <style:tab-stops>
          <style:tab-stop style:position="7.5cm" style:type="center"/>
          <style:tab-stop style:position="15cm" style:type="right"/>
        </style:tab-stops>
      </style:paragraph-properties>
      <style:text-properties style:font-name="Impact" fo:font-family="Impact" style:font-family-generic="roman" fo:font-size="12pt" fo:language="es" fo:country="ES" style:font-size-asian="12pt" style:language-asian="es" style:country-asian="ES" style:font-name-complex="Impact1" style:font-family-complex="Impact" style:font-family-generic-complex="system" style:font-size-complex="12pt" style:language-complex="hi" style:country-complex="IN"/>
    </style:style>
    <style:style style:name="Footer" style:family="paragraph" style:parent-style-name="Standard" style:default-outline-level="" style:class="extra">
      <style:paragraph-properties fo:margin-left="0cm" fo:margin-right="0cm" fo:margin-top="0.212cm" fo:margin-bottom="0.212cm" loext:contextual-spacing="false" fo:text-align="justify" style:justify-single-word="false" fo:orphans="0" fo:widows="0" fo:text-indent="1.251cm" style:auto-text-indent="false" style:vertical-align="auto">
        <style:tab-stops>
          <style:tab-stop style:position="7.5cm" style:type="center"/>
          <style:tab-stop style:position="15cm" style:type="right"/>
        </style:tab-stops>
      </style:paragraph-properties>
      <style:text-properties style:font-name="Impact" fo:font-family="Impact" style:font-family-generic="roman" fo:font-size="12pt" fo:language="es" fo:country="ES" style:font-size-asian="12pt" style:language-asian="es" style:country-asian="ES" style:font-name-complex="Impact1" style:font-family-complex="Impact" style:font-family-generic-complex="system" style:font-size-complex="12pt" style:language-complex="hi" style:country-complex="IN"/>
    </style:style>
    <style:style style:name="Table_20_Contents" style:display-name="Table Contents" style:family="paragraph" style:parent-style-name="Standard" style:default-outline-level="" style:class="extra">
      <style:paragraph-properties fo:margin-left="0cm" fo:margin-right="0cm" fo:margin-top="0.212cm" fo:margin-bottom="0.212cm" loext:contextual-spacing="false" fo:text-align="justify" style:justify-single-word="false" fo:orphans="0" fo:widows="0" fo:text-indent="1.251cm" style:auto-text-indent="false" style:vertical-align="auto"/>
      <style:text-properties style:font-name="Impact" fo:font-family="Impact" style:font-family-generic="roman" fo:font-size="12pt" fo:language="es" fo:country="ES" style:font-size-asian="12pt" style:language-asian="es" style:country-asian="ES" style:font-name-complex="Impact1" style:font-family-complex="Impact" style:font-family-generic-complex="system" style:font-size-complex="12pt" style:language-complex="hi" style:country-complex="IN"/>
    </style:style>
    <style:style style:name="Table_20_Heading" style:display-name="Table Heading" style:family="paragraph" style:parent-style-name="Table_20_Contents" style:default-outline-level="" style:class="extra">
      <style:paragraph-properties fo:margin-left="0cm" fo:margin-right="0cm" fo:margin-top="0.212cm" fo:margin-bottom="0.212cm" loext:contextual-spacing="false" fo:text-align="center" style:justify-single-word="false" fo:orphans="0" fo:widows="0" fo:text-indent="1.251cm" style:auto-text-indent="false" style:vertical-align="auto"/>
      <style:text-properties style:font-name="Impact" fo:font-family="Impact" style:font-family-generic="roman" fo:font-size="12pt" fo:language="es" fo:country="ES" fo:font-weight="bold" style:font-size-asian="12pt" style:language-asian="es" style:country-asian="ES" style:font-weight-asian="bold" style:font-name-complex="Impact1" style:font-family-complex="Impact" style:font-family-generic-complex="system" style:font-size-complex="12pt" style:language-complex="hi" style:country-complex="IN" style:font-weight-complex="bold"/>
    </style:style>
    <style:style style:name="WW-Table_20_Contents" style:display-name="WW-Table Contents" style:family="paragraph" style:default-outline-level="">
      <style:paragraph-properties fo:margin-left="0cm" fo:margin-right="0cm" fo:margin-top="0.212cm" fo:margin-bottom="0.212cm" loext:contextual-spacing="false" fo:text-align="justify" style:justify-single-word="false" fo:orphans="0" fo:widows="0" fo:text-indent="1.251cm" style:auto-text-indent="false" style:vertical-align="auto"/>
      <style:text-properties style:font-name="Impact" fo:font-family="Impact" style:font-family-generic="roman" fo:font-size="12pt" fo:language="es" fo:country="ES" style:font-size-asian="12pt" style:language-asian="es" style:country-asian="ES" style:font-name-complex="Impact1" style:font-family-complex="Impact" style:font-family-generic-complex="system" style:font-size-complex="12pt" style:language-complex="hi" style:country-complex="IN"/>
    </style:style>
    <style:style style:name="WW-Table_20_Heading" style:display-name="WW-Table Heading" style:family="paragraph" style:parent-style-name="WW-Table_20_Contents" style:default-outline-level="">
      <style:paragraph-properties fo:margin-left="0cm" fo:margin-right="0cm" fo:margin-top="0.212cm" fo:margin-bottom="0.212cm" loext:contextual-spacing="false" fo:text-align="center" style:justify-single-word="false" fo:orphans="0" fo:widows="0" fo:text-indent="1.251cm" style:auto-text-indent="false" style:vertical-align="auto"/>
      <style:text-properties style:font-name="Impact" fo:font-family="Impact" style:font-family-generic="roman" fo:font-size="12pt" fo:language="es" fo:country="ES" fo:font-weight="bold" style:font-size-asian="12pt" style:language-asian="es" style:country-asian="ES" style:font-weight-asian="bold" style:font-name-complex="Impact1" style:font-family-complex="Impact" style:font-family-generic-complex="system" style:font-size-complex="12pt" style:language-complex="hi" style:country-complex="IN" style:font-weight-complex="bold"/>
    </style:style>
    <style:style style:name="WW-heading_20_1" style:display-name="WW-heading 1" style:family="paragraph" style:default-outline-level="">
      <style:paragraph-properties fo:margin-left="0.318cm" fo:margin-right="0.395cm" fo:margin-top="2.54cm" fo:margin-bottom="1.058cm" loext:contextual-spacing="false" fo:text-align="center" style:justify-single-word="false" fo:orphans="0" fo:widows="0" fo:text-indent="0cm" style:auto-text-indent="false" fo:padding-left="0.071cm" fo:padding-right="0.071cm" fo:padding-top="0.035cm" fo:padding-bottom="0.035cm" fo:border="0.99pt solid #000001" fo:keep-with-next="always" style:vertical-align="auto"/>
      <style:text-properties style:font-name="Bookman1" fo:font-family="Bookman" style:font-family-generic="roman" fo:font-size="26pt" fo:language="es" fo:country="ES" fo:font-style="italic" style:font-size-asian="26pt" style:language-asian="es" style:country-asian="ES" style:font-style-asian="italic" style:font-name-complex="Bookman2" style:font-family-complex="Bookman" style:font-family-generic-complex="system" style:font-size-complex="26pt" style:language-complex="hi" style:country-complex="IN" style:font-style-complex="italic" style:font-weight-complex="bold"/>
    </style:style>
    <style:style style:name="WW-Table_20_Contents1" style:display-name="WW-Table Contents1" style:family="paragraph" style:default-outline-level="">
      <style:paragraph-properties fo:margin-left="0cm" fo:margin-right="0cm" fo:margin-top="0.212cm" fo:margin-bottom="0.212cm" loext:contextual-spacing="false" fo:text-align="justify" style:justify-single-word="false" fo:orphans="0" fo:widows="0" fo:text-indent="1.251cm" style:auto-text-indent="false" style:vertical-align="auto"/>
      <style:text-properties style:font-name="Impact" fo:font-family="Impact" style:font-family-generic="roman" fo:font-size="12pt" fo:language="es" fo:country="ES" style:font-size-asian="12pt" style:language-asian="es" style:country-asian="ES" style:font-name-complex="Impact1" style:font-family-complex="Impact" style:font-family-generic-complex="system" style:font-size-complex="12pt" style:language-complex="hi" style:country-complex="IN"/>
    </style:style>
    <style:style style:name="WW-Table_20_Heading1" style:display-name="WW-Table Heading1" style:family="paragraph" style:parent-style-name="WW-Table_20_Contents1" style:default-outline-level="">
      <style:paragraph-properties fo:margin-left="0cm" fo:margin-right="0cm" fo:margin-top="0.212cm" fo:margin-bottom="0.212cm" loext:contextual-spacing="false" fo:text-align="center" style:justify-single-word="false" fo:orphans="0" fo:widows="0" fo:text-indent="1.251cm" style:auto-text-indent="false" style:vertical-align="auto"/>
      <style:text-properties style:font-name="Impact" fo:font-family="Impact" style:font-family-generic="roman" fo:font-size="12pt" fo:language="es" fo:country="ES" fo:font-weight="bold" style:font-size-asian="12pt" style:language-asian="es" style:country-asian="ES" style:font-weight-asian="bold" style:font-name-complex="Impact1" style:font-family-complex="Impact" style:font-family-generic-complex="system" style:font-size-complex="12pt" style:language-complex="hi" style:country-complex="IN" style:font-weight-complex="bold"/>
    </style:style>
    <style:style style:name="WW-Table_20_Contents12" style:display-name="WW-Table Contents12" style:family="paragraph" style:default-outline-level="">
      <style:paragraph-properties fo:margin-left="0cm" fo:margin-right="0cm" fo:margin-top="0.212cm" fo:margin-bottom="0.212cm" loext:contextual-spacing="false" fo:text-align="justify" style:justify-single-word="false" fo:orphans="0" fo:widows="0" fo:text-indent="1.251cm" style:auto-text-indent="false" style:vertical-align="auto"/>
      <style:text-properties style:font-name="Impact" fo:font-family="Impact" style:font-family-generic="roman" fo:font-size="12pt" fo:language="es" fo:country="ES" style:font-size-asian="12pt" style:language-asian="es" style:country-asian="ES" style:font-name-complex="Impact1" style:font-family-complex="Impact" style:font-family-generic-complex="system" style:font-size-complex="12pt" style:language-complex="hi" style:country-complex="IN"/>
    </style:style>
    <style:style style:name="WW-Table_20_Heading12" style:display-name="WW-Table Heading12" style:family="paragraph" style:parent-style-name="WW-Table_20_Contents12" style:default-outline-level="">
      <style:paragraph-properties fo:margin-left="0cm" fo:margin-right="0cm" fo:margin-top="0.212cm" fo:margin-bottom="0.212cm" loext:contextual-spacing="false" fo:text-align="center" style:justify-single-word="false" fo:orphans="0" fo:widows="0" fo:text-indent="1.251cm" style:auto-text-indent="false" style:vertical-align="auto"/>
      <style:text-properties style:font-name="Impact" fo:font-family="Impact" style:font-family-generic="roman" fo:font-size="12pt" fo:language="es" fo:country="ES" fo:font-weight="bold" style:font-size-asian="12pt" style:language-asian="es" style:country-asian="ES" style:font-weight-asian="bold" style:font-name-complex="Impact1" style:font-family-complex="Impact" style:font-family-generic-complex="system" style:font-size-complex="12pt" style:language-complex="hi" style:country-complex="IN" style:font-weight-complex="bold"/>
    </style:style>
    <style:style style:name="WW-Table_20_Contents123" style:display-name="WW-Table Contents123" style:family="paragraph" style:default-outline-level="">
      <style:paragraph-properties fo:margin-left="0cm" fo:margin-right="0cm" fo:margin-top="0.212cm" fo:margin-bottom="0.212cm" loext:contextual-spacing="false" fo:text-align="justify" style:justify-single-word="false" fo:orphans="0" fo:widows="0" fo:text-indent="1.251cm" style:auto-text-indent="false" style:vertical-align="auto"/>
      <style:text-properties style:font-name="Impact" fo:font-family="Impact" style:font-family-generic="roman" fo:font-size="12pt" fo:language="es" fo:country="ES" style:font-size-asian="12pt" style:language-asian="es" style:country-asian="ES" style:font-name-complex="Impact1" style:font-family-complex="Impact" style:font-family-generic-complex="system" style:font-size-complex="12pt" style:language-complex="hi" style:country-complex="IN"/>
    </style:style>
    <style:style style:name="WW-Table_20_Heading123" style:display-name="WW-Table Heading123" style:family="paragraph" style:parent-style-name="WW-Table_20_Contents123" style:default-outline-level="">
      <style:paragraph-properties fo:margin-left="0cm" fo:margin-right="0cm" fo:margin-top="0.212cm" fo:margin-bottom="0.212cm" loext:contextual-spacing="false" fo:text-align="center" style:justify-single-word="false" fo:orphans="0" fo:widows="0" fo:text-indent="1.251cm" style:auto-text-indent="false" style:vertical-align="auto"/>
      <style:text-properties style:font-name="Impact" fo:font-family="Impact" style:font-family-generic="roman" fo:font-size="12pt" fo:language="es" fo:country="ES" fo:font-weight="bold" style:font-size-asian="12pt" style:language-asian="es" style:country-asian="ES" style:font-weight-asian="bold" style:font-name-complex="Impact1" style:font-family-complex="Impact" style:font-family-generic-complex="system" style:font-size-complex="12pt" style:language-complex="hi" style:country-complex="IN" style:font-weight-complex="bold"/>
    </style:style>
    <style:style style:name="Table_20_Contents1" style:display-name="Table Contents1" style:family="paragraph" style:default-outline-level="">
      <style:paragraph-properties fo:margin-left="0cm" fo:margin-right="0cm" fo:margin-top="0.212cm" fo:margin-bottom="0.212cm" loext:contextual-spacing="false" fo:text-align="justify" style:justify-single-word="false" fo:orphans="0" fo:widows="0" fo:text-indent="1.251cm" style:auto-text-indent="false" style:vertical-align="auto"/>
      <style:text-properties style:font-name="Impact" fo:font-family="Impact" style:font-family-generic="roman" fo:font-size="12pt" fo:language="es" fo:country="ES" style:font-size-asian="12pt" style:language-asian="es" style:country-asian="ES" style:font-name-complex="Impact1" style:font-family-complex="Impact" style:font-family-generic-complex="system" style:font-size-complex="12pt" style:language-complex="hi" style:country-complex="IN"/>
    </style:style>
    <style:style style:name="Table_20_Heading1" style:display-name="Table Heading1" style:family="paragraph" style:parent-style-name="Table_20_Contents1" style:default-outline-level="">
      <style:paragraph-properties fo:margin-left="0cm" fo:margin-right="0cm" fo:margin-top="0.212cm" fo:margin-bottom="0.212cm" loext:contextual-spacing="false" fo:text-align="center" style:justify-single-word="false" fo:orphans="0" fo:widows="0" fo:text-indent="1.251cm" style:auto-text-indent="false" style:vertical-align="auto"/>
      <style:text-properties style:font-name="Impact" fo:font-family="Impact" style:font-family-generic="roman" fo:font-size="12pt" fo:language="es" fo:country="ES" fo:font-weight="bold" style:font-size-asian="12pt" style:language-asian="es" style:country-asian="ES" style:font-weight-asian="bold" style:font-name-complex="Impact1" style:font-family-complex="Impact" style:font-family-generic-complex="system" style:font-size-complex="12pt" style:language-complex="hi" style:country-complex="IN" style:font-weight-complex="bold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Default_20_Paragraph_20_Font" style:display-name="Default Paragraph Font" style:family="text"/>
    <style:style style:name="Texto_20_independiente_20_Car" style:display-name="Texto independiente Car" style:family="text" style:parent-style-name="Default_20_Paragraph_20_Font">
      <style:text-properties style:font-name="Impact" fo:font-family="Impact" style:font-family-generic="roman" fo:font-size="10.5pt" style:font-size-asian="10.5pt" style:font-name-complex="Mangal" style:font-family-complex="Mangal" style:font-family-generic-complex="system" style:font-size-complex="10.5pt" style:language-complex="hi" style:country-complex="IN"/>
    </style:style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fo:font-size="14.5pt" fo:font-weight="bold" style:letter-kerning="true" style:font-name-asian="Cambria" style:font-family-asian="Cambria" style:font-family-generic-asian="system" style:font-size-asian="14.5pt" style:font-weight-asian="bold" style:font-name-complex="Times New Roman2" style:font-family-complex="'Times New Roman'" style:font-family-generic-complex="system" style:font-size-complex="14.5pt" style:language-complex="hi" style:country-complex="IN" style:font-weight-complex="bold"/>
    </style:style>
    <style:style style:name="Título_20_2_20_Car" style:display-name="Título 2 Car" style:family="text" style:parent-style-name="Default_20_Paragraph_20_Font">
      <style:text-properties style:font-name="Times New Roman" fo:font-family="'Times New Roman'" style:font-family-generic="roman" fo:font-size="12.5pt" fo:font-style="italic" fo:font-weight="bold" style:font-name-asian="Cambria" style:font-family-asian="Cambria" style:font-family-generic-asian="system" style:font-size-asian="12.5pt" style:font-style-asian="italic" style:font-weight-asian="bold" style:font-name-complex="Times New Roman2" style:font-family-complex="'Times New Roman'" style:font-family-generic-complex="system" style:font-size-complex="12.5pt" style:language-complex="hi" style:country-complex="IN" style:font-style-complex="italic" style:font-weight-complex="bold"/>
    </style:style>
    <style:style style:name="Título_20_3_20_Car" style:display-name="Título 3 Car" style:family="text" style:parent-style-name="Default_20_Paragraph_20_Font">
      <style:text-properties style:font-name="Times New Roman" fo:font-family="'Times New Roman'" style:font-family-generic="roman" fo:font-size="11.5pt" fo:font-weight="bold" style:font-name-asian="Cambria" style:font-family-asian="Cambria" style:font-family-generic-asian="system" style:font-size-asian="11.5pt" style:font-weight-asian="bold" style:font-name-complex="Times New Roman2" style:font-family-complex="'Times New Roman'" style:font-family-generic-complex="system" style:font-size-complex="11.5pt" style:language-complex="hi" style:country-complex="IN" style:font-weight-complex="bold"/>
    </style:style>
    <style:style style:name="Encabezado_20_Car" style:display-name="Encabezado Car" style:family="text" style:parent-style-name="Default_20_Paragraph_20_Font">
      <style:text-properties style:font-name="Impact" fo:font-family="Impact" style:font-family-generic="roman" fo:font-size="10.5pt" style:font-size-asian="10.5pt" style:font-name-complex="Mangal" style:font-family-complex="Mangal" style:font-family-generic-complex="system" style:font-size-complex="10.5pt" style:language-complex="hi" style:country-complex="IN"/>
    </style:style>
    <style:style style:name="Pie_20_de_20_página_20_Car" style:display-name="Pie de página Car" style:family="text" style:parent-style-name="Default_20_Paragraph_20_Font">
      <style:text-properties style:font-name="Impact" fo:font-family="Impact" style:font-family-generic="roman" fo:font-size="10.5pt" style:font-size-asian="10.5pt" style:font-name-complex="Mangal" style:font-family-complex="Mangal" style:font-family-generic-complex="system" style:font-size-complex="10.5pt" style:language-complex="hi" style:country-complex="IN"/>
    </style:style>
    <style:style style:name="RTF_5f_Num_20_2_20_1" style:display-name="RTF_Num 2 1" style:family="text">
      <style:text-properties style:font-name="Wingdings" fo:font-family="Wingdings" style:font-family-generic="roman"/>
    </style:style>
    <style:style style:name="RTF_5f_Num_20_2_20_2" style:display-name="RTF_Num 2 2" style:family="text">
      <style:text-properties style:font-name="Courier New" fo:font-family="'Courier New'" style:font-family-generic="roman"/>
    </style:style>
    <style:style style:name="RTF_5f_Num_20_2_20_3" style:display-name="RTF_Num 2 3" style:family="text">
      <style:text-properties style:font-name="Wingdings" fo:font-family="Wingdings" style:font-family-generic="roman"/>
    </style:style>
    <style:style style:name="RTF_5f_Num_20_2_20_4" style:display-name="RTF_Num 2 4" style:family="text">
      <style:text-properties style:font-name="Symbol" fo:font-family="Symbol" style:font-family-generic="roman"/>
    </style:style>
    <style:style style:name="RTF_5f_Num_20_2_20_5" style:display-name="RTF_Num 2 5" style:family="text">
      <style:text-properties style:font-name="Courier New" fo:font-family="'Courier New'" style:font-family-generic="roman"/>
    </style:style>
    <style:style style:name="RTF_5f_Num_20_2_20_6" style:display-name="RTF_Num 2 6" style:family="text">
      <style:text-properties style:font-name="Wingdings" fo:font-family="Wingdings" style:font-family-generic="roman"/>
    </style:style>
    <style:style style:name="RTF_5f_Num_20_2_20_7" style:display-name="RTF_Num 2 7" style:family="text">
      <style:text-properties style:font-name="Symbol" fo:font-family="Symbol" style:font-family-generic="roman"/>
    </style:style>
    <style:style style:name="RTF_5f_Num_20_2_20_8" style:display-name="RTF_Num 2 8" style:family="text">
      <style:text-properties style:font-name="Courier New" fo:font-family="'Courier New'" style:font-family-generic="roman"/>
    </style:style>
    <style:style style:name="RTF_5f_Num_20_2_20_9" style:display-name="RTF_Num 2 9" style:family="text">
      <style:text-properties style:font-name="Wingdings" fo:font-family="Wingdings" style:font-family-generic="roman"/>
    </style:style>
    <style:style style:name="RTF_5f_Num_20_2_20_10" style:display-name="RTF_Num 2 10" style:family="text">
      <style:text-properties fo:language="eu" fo:country="none" style:language-asian="zh" style:country-asian="CN"/>
    </style:style>
    <style:style style:name="RTF_5f_Num_20_2_20_11" style:display-name="RTF_Num 2 11" style:family="text">
      <style:text-properties style:font-name="Wingdings" fo:font-family="Wingdings" style:font-family-generic="roman"/>
    </style:style>
    <style:style style:name="RTF_5f_Num_20_2_20_21" style:display-name="RTF_Num 2 21" style:family="text">
      <style:text-properties style:font-name="Wingdings" fo:font-family="Wingdings" style:font-family-generic="roman"/>
    </style:style>
    <style:style style:name="RTF_5f_Num_20_2_20_31" style:display-name="RTF_Num 2 31" style:family="text">
      <style:text-properties style:font-name="Wingdings" fo:font-family="Wingdings" style:font-family-generic="roman"/>
    </style:style>
    <style:style style:name="RTF_5f_Num_20_2_20_41" style:display-name="RTF_Num 2 41" style:family="text">
      <style:text-properties style:font-name="Symbol" fo:font-family="Symbol" style:font-family-generic="roman"/>
    </style:style>
    <style:style style:name="RTF_5f_Num_20_2_20_51" style:display-name="RTF_Num 2 51" style:family="text">
      <style:text-properties style:font-name="Courier New" fo:font-family="'Courier New'" style:font-family-generic="roman"/>
    </style:style>
    <style:style style:name="RTF_5f_Num_20_2_20_61" style:display-name="RTF_Num 2 61" style:family="text">
      <style:text-properties style:font-name="Wingdings" fo:font-family="Wingdings" style:font-family-generic="roman"/>
    </style:style>
    <style:style style:name="RTF_5f_Num_20_2_20_71" style:display-name="RTF_Num 2 71" style:family="text">
      <style:text-properties style:font-name="Symbol" fo:font-family="Symbol" style:font-family-generic="roman"/>
    </style:style>
    <style:style style:name="RTF_5f_Num_20_2_20_81" style:display-name="RTF_Num 2 81" style:family="text">
      <style:text-properties style:font-name="Courier New" fo:font-family="'Courier New'" style:font-family-generic="roman"/>
    </style:style>
    <style:style style:name="RTF_5f_Num_20_2_20_91" style:display-name="RTF_Num 2 91" style:family="text">
      <style:text-properties style:font-name="Wingdings" fo:font-family="Wingdings" style:font-family-generic="roman"/>
    </style:style>
    <style:style style:name="RTF_5f_Num_20_2_20_101" style:display-name="RTF_Num 2 101" style:family="text">
      <style:text-properties fo:language="eu" fo:country="none" style:font-name-asian="Times New Roman2" style:font-family-asian="'Times New Roman'" style:font-family-generic-asian="system" style:language-asian="zh" style:country-asian="CN"/>
    </style:style>
    <style:style style:name="WW-RTF_5f_Num_20_2_20_1" style:display-name="WW-RTF_Num 2 1" style:family="text">
      <style:text-properties style:font-name="Wingdings" fo:font-family="Wingdings" style:font-family-generic="roman"/>
    </style:style>
    <style:style style:name="WW-RTF_5f_Num_20_2_20_2" style:display-name="WW-RTF_Num 2 2" style:family="text">
      <style:text-properties style:font-name="Wingdings" fo:font-family="Wingdings" style:font-family-generic="roman"/>
    </style:style>
    <style:style style:name="WW-RTF_5f_Num_20_2_20_3" style:display-name="WW-RTF_Num 2 3" style:family="text">
      <style:text-properties style:font-name="Wingdings" fo:font-family="Wingdings" style:font-family-generic="roman"/>
    </style:style>
    <style:style style:name="WW-RTF_5f_Num_20_2_20_4" style:display-name="WW-RTF_Num 2 4" style:family="text">
      <style:text-properties style:font-name="Symbol" fo:font-family="Symbol" style:font-family-generic="roman"/>
    </style:style>
    <style:style style:name="WW-RTF_5f_Num_20_2_20_5" style:display-name="WW-RTF_Num 2 5" style:family="text">
      <style:text-properties style:font-name="Courier New" fo:font-family="'Courier New'" style:font-family-generic="roman"/>
    </style:style>
    <style:style style:name="WW-RTF_5f_Num_20_2_20_6" style:display-name="WW-RTF_Num 2 6" style:family="text">
      <style:text-properties style:font-name="Wingdings" fo:font-family="Wingdings" style:font-family-generic="roman"/>
    </style:style>
    <style:style style:name="WW-RTF_5f_Num_20_2_20_7" style:display-name="WW-RTF_Num 2 7" style:family="text">
      <style:text-properties style:font-name="Symbol" fo:font-family="Symbol" style:font-family-generic="roman"/>
    </style:style>
    <style:style style:name="WW-RTF_5f_Num_20_2_20_8" style:display-name="WW-RTF_Num 2 8" style:family="text">
      <style:text-properties style:font-name="Courier New" fo:font-family="'Courier New'" style:font-family-generic="roman"/>
    </style:style>
    <style:style style:name="WW-RTF_5f_Num_20_2_20_9" style:display-name="WW-RTF_Num 2 9" style:family="text">
      <style:text-properties style:font-name="Wingdings" fo:font-family="Wingdings" style:font-family-generic="roman"/>
    </style:style>
    <style:style style:name="WW-RTF_5f_Num_20_2_20_10" style:display-name="WW-RTF_Num 2 10" style:family="text">
      <style:text-properties fo:language="eu" fo:country="none" style:language-asian="zh" style:country-asian="CN"/>
    </style:style>
    <style:style style:name="WW-RTF_5f_Num_20_2_20_11" style:display-name="WW-RTF_Num 2 11" style:family="text">
      <style:text-properties style:font-name="Wingdings" fo:font-family="Wingdings" style:font-family-generic="roman"/>
    </style:style>
    <style:style style:name="WW-RTF_5f_Num_20_2_20_21" style:display-name="WW-RTF_Num 2 21" style:family="text">
      <style:text-properties style:font-name="Wingdings" fo:font-family="Wingdings" style:font-family-generic="roman"/>
    </style:style>
    <style:style style:name="WW-RTF_5f_Num_20_2_20_31" style:display-name="WW-RTF_Num 2 31" style:family="text">
      <style:text-properties style:font-name="Wingdings" fo:font-family="Wingdings" style:font-family-generic="roman"/>
    </style:style>
    <style:style style:name="WW-RTF_5f_Num_20_2_20_41" style:display-name="WW-RTF_Num 2 41" style:family="text">
      <style:text-properties style:font-name="Symbol" fo:font-family="Symbol" style:font-family-generic="roman"/>
    </style:style>
    <style:style style:name="WW-RTF_5f_Num_20_2_20_51" style:display-name="WW-RTF_Num 2 51" style:family="text">
      <style:text-properties style:font-name="Courier New" fo:font-family="'Courier New'" style:font-family-generic="roman"/>
    </style:style>
    <style:style style:name="WW-RTF_5f_Num_20_2_20_61" style:display-name="WW-RTF_Num 2 61" style:family="text">
      <style:text-properties style:font-name="Wingdings" fo:font-family="Wingdings" style:font-family-generic="roman"/>
    </style:style>
    <style:style style:name="WW-RTF_5f_Num_20_2_20_71" style:display-name="WW-RTF_Num 2 71" style:family="text">
      <style:text-properties style:font-name="Symbol" fo:font-family="Symbol" style:font-family-generic="roman"/>
    </style:style>
    <style:style style:name="WW-RTF_5f_Num_20_2_20_81" style:display-name="WW-RTF_Num 2 81" style:family="text">
      <style:text-properties style:font-name="Courier New" fo:font-family="'Courier New'" style:font-family-generic="roman"/>
    </style:style>
    <style:style style:name="WW-RTF_5f_Num_20_2_20_91" style:display-name="WW-RTF_Num 2 91" style:family="text">
      <style:text-properties style:font-name="Wingdings" fo:font-family="Wingdings" style:font-family-generic="roman"/>
    </style:style>
    <style:style style:name="WW-RTF_5f_Num_20_2_20_111" style:display-name="WW-RTF_Num 2 111" style:family="text">
      <style:text-properties style:font-name="Wingdings" fo:font-family="Wingdings" style:font-family-generic="roman" fo:language="eu" fo:country="none" style:language-asian="zh" style:country-asian="CN"/>
    </style:style>
    <style:style style:name="WW-RTF_5f_Num_20_2_20_211" style:display-name="WW-RTF_Num 2 211" style:family="text">
      <style:text-properties style:font-name="Wingdings" fo:font-family="Wingdings" style:font-family-generic="roman" fo:language="eu" fo:country="none" style:language-asian="zh" style:country-asian="CN"/>
    </style:style>
    <style:style style:name="WW-RTF_5f_Num_20_2_20_311" style:display-name="WW-RTF_Num 2 311" style:family="text">
      <style:text-properties style:font-name="Wingdings" fo:font-family="Wingdings" style:font-family-generic="roman" fo:language="eu" fo:country="none" style:language-asian="zh" style:country-asian="CN"/>
    </style:style>
    <style:style style:name="WW-RTF_5f_Num_20_2_20_411" style:display-name="WW-RTF_Num 2 411" style:family="text">
      <style:text-properties style:font-name="Symbol" fo:font-family="Symbol" style:font-family-generic="roman" fo:language="eu" fo:country="none" style:language-asian="zh" style:country-asian="CN"/>
    </style:style>
    <style:style style:name="WW-RTF_5f_Num_20_2_20_511" style:display-name="WW-RTF_Num 2 511" style:family="text">
      <style:text-properties style:font-name="Courier New" fo:font-family="'Courier New'" style:font-family-generic="roman" fo:language="eu" fo:country="none" style:language-asian="zh" style:country-asian="CN"/>
    </style:style>
    <style:style style:name="WW-RTF_5f_Num_20_2_20_611" style:display-name="WW-RTF_Num 2 611" style:family="text">
      <style:text-properties style:font-name="Wingdings" fo:font-family="Wingdings" style:font-family-generic="roman" fo:language="eu" fo:country="none" style:language-asian="zh" style:country-asian="CN"/>
    </style:style>
    <style:style style:name="WW-RTF_5f_Num_20_2_20_711" style:display-name="WW-RTF_Num 2 711" style:family="text">
      <style:text-properties style:font-name="Symbol" fo:font-family="Symbol" style:font-family-generic="roman" fo:language="eu" fo:country="none" style:language-asian="zh" style:country-asian="CN"/>
    </style:style>
    <style:style style:name="WW-RTF_5f_Num_20_2_20_811" style:display-name="WW-RTF_Num 2 811" style:family="text">
      <style:text-properties style:font-name="Courier New" fo:font-family="'Courier New'" style:font-family-generic="roman" fo:language="eu" fo:country="none" style:language-asian="zh" style:country-asian="CN"/>
    </style:style>
    <style:style style:name="WW-RTF_5f_Num_20_2_20_911" style:display-name="WW-RTF_Num 2 911" style:family="text">
      <style:text-properties style:font-name="Wingdings" fo:font-family="Wingdings" style:font-family-generic="roman" fo:language="eu" fo:country="none" style:language-asian="zh" style:country-asian="CN"/>
    </style:style>
    <style:style style:name="RTF_5f_Num_20_3_20_1" style:display-name="RTF_Num 3 1" style:family="text">
      <style:text-properties style:font-name="Symbol" fo:font-family="Symbol" style:font-family-generic="roman"/>
    </style:style>
    <style:style style:name="RTF_5f_Num_20_3_20_2" style:display-name="RTF_Num 3 2" style:family="text">
      <style:text-properties style:font-name="Courier New" fo:font-family="'Courier New'" style:font-family-generic="roman"/>
    </style:style>
    <style:style style:name="RTF_5f_Num_20_3_20_3" style:display-name="RTF_Num 3 3" style:family="text">
      <style:text-properties style:font-name="Wingdings" fo:font-family="Wingdings" style:font-family-generic="roman"/>
    </style:style>
    <style:style style:name="RTF_5f_Num_20_3_20_4" style:display-name="RTF_Num 3 4" style:family="text">
      <style:text-properties style:font-name="Symbol" fo:font-family="Symbol" style:font-family-generic="roman"/>
    </style:style>
    <style:style style:name="RTF_5f_Num_20_3_20_5" style:display-name="RTF_Num 3 5" style:family="text">
      <style:text-properties style:font-name="Courier New" fo:font-family="'Courier New'" style:font-family-generic="roman"/>
    </style:style>
    <style:style style:name="RTF_5f_Num_20_3_20_6" style:display-name="RTF_Num 3 6" style:family="text">
      <style:text-properties style:font-name="Wingdings" fo:font-family="Wingdings" style:font-family-generic="roman"/>
    </style:style>
    <style:style style:name="RTF_5f_Num_20_3_20_7" style:display-name="RTF_Num 3 7" style:family="text">
      <style:text-properties style:font-name="Symbol" fo:font-family="Symbol" style:font-family-generic="roman"/>
    </style:style>
    <style:style style:name="RTF_5f_Num_20_3_20_8" style:display-name="RTF_Num 3 8" style:family="text">
      <style:text-properties style:font-name="Courier New" fo:font-family="'Courier New'" style:font-family-generic="roman"/>
    </style:style>
    <style:style style:name="RTF_5f_Num_20_3_20_9" style:display-name="RTF_Num 3 9" style:family="text">
      <style:text-properties style:font-name="Wingdings" fo:font-family="Wingdings" style:font-family-generic="roman"/>
    </style:style>
    <style:style style:name="RTF_5f_Num_20_4_20_1" style:display-name="RTF_Num 4 1" style:family="text">
      <style:text-properties style:font-name="Wingdings" fo:font-family="Wingdings" style:font-family-generic="roman"/>
    </style:style>
    <style:style style:name="RTF_5f_Num_20_4_20_2" style:display-name="RTF_Num 4 2" style:family="text">
      <style:text-properties style:font-name="Courier New" fo:font-family="'Courier New'" style:font-family-generic="roman"/>
    </style:style>
    <style:style style:name="RTF_5f_Num_20_4_20_3" style:display-name="RTF_Num 4 3" style:family="text">
      <style:text-properties style:font-name="Wingdings" fo:font-family="Wingdings" style:font-family-generic="roman"/>
    </style:style>
    <style:style style:name="RTF_5f_Num_20_4_20_4" style:display-name="RTF_Num 4 4" style:family="text">
      <style:text-properties style:font-name="Symbol" fo:font-family="Symbol" style:font-family-generic="roman"/>
    </style:style>
    <style:style style:name="RTF_5f_Num_20_4_20_5" style:display-name="RTF_Num 4 5" style:family="text">
      <style:text-properties style:font-name="Courier New" fo:font-family="'Courier New'" style:font-family-generic="roman"/>
    </style:style>
    <style:style style:name="RTF_5f_Num_20_4_20_6" style:display-name="RTF_Num 4 6" style:family="text">
      <style:text-properties style:font-name="Wingdings" fo:font-family="Wingdings" style:font-family-generic="roman"/>
    </style:style>
    <style:style style:name="RTF_5f_Num_20_4_20_7" style:display-name="RTF_Num 4 7" style:family="text">
      <style:text-properties style:font-name="Symbol" fo:font-family="Symbol" style:font-family-generic="roman"/>
    </style:style>
    <style:style style:name="RTF_5f_Num_20_4_20_8" style:display-name="RTF_Num 4 8" style:family="text">
      <style:text-properties style:font-name="Courier New" fo:font-family="'Courier New'" style:font-family-generic="roman"/>
    </style:style>
    <style:style style:name="RTF_5f_Num_20_4_20_9" style:display-name="RTF_Num 4 9" style:family="text">
      <style:text-properties style:font-name="Wingdings" fo:font-family="Wingdings" style:font-family-generic="roman"/>
    </style:style>
    <style:style style:name="RTF_5f_Num_20_5_20_1" style:display-name="RTF_Num 5 1" style:family="text">
      <style:text-properties style:font-name="Wingdings" fo:font-family="Wingdings" style:font-family-generic="roman"/>
    </style:style>
    <style:style style:name="RTF_5f_Num_20_5_20_2" style:display-name="RTF_Num 5 2" style:family="text">
      <style:text-properties style:font-name="Courier New" fo:font-family="'Courier New'" style:font-family-generic="roman"/>
    </style:style>
    <style:style style:name="RTF_5f_Num_20_5_20_3" style:display-name="RTF_Num 5 3" style:family="text">
      <style:text-properties style:font-name="Wingdings" fo:font-family="Wingdings" style:font-family-generic="roman"/>
    </style:style>
    <style:style style:name="RTF_5f_Num_20_5_20_4" style:display-name="RTF_Num 5 4" style:family="text">
      <style:text-properties style:font-name="Symbol" fo:font-family="Symbol" style:font-family-generic="roman"/>
    </style:style>
    <style:style style:name="RTF_5f_Num_20_5_20_5" style:display-name="RTF_Num 5 5" style:family="text">
      <style:text-properties style:font-name="Courier New" fo:font-family="'Courier New'" style:font-family-generic="roman"/>
    </style:style>
    <style:style style:name="RTF_5f_Num_20_5_20_6" style:display-name="RTF_Num 5 6" style:family="text">
      <style:text-properties style:font-name="Wingdings" fo:font-family="Wingdings" style:font-family-generic="roman"/>
    </style:style>
    <style:style style:name="RTF_5f_Num_20_5_20_7" style:display-name="RTF_Num 5 7" style:family="text">
      <style:text-properties style:font-name="Symbol" fo:font-family="Symbol" style:font-family-generic="roman"/>
    </style:style>
    <style:style style:name="RTF_5f_Num_20_5_20_8" style:display-name="RTF_Num 5 8" style:family="text">
      <style:text-properties style:font-name="Courier New" fo:font-family="'Courier New'" style:font-family-generic="roman"/>
    </style:style>
    <style:style style:name="RTF_5f_Num_20_5_20_9" style:display-name="RTF_Num 5 9" style:family="text">
      <style:text-properties style:font-name="Wingdings" fo:font-family="Wingdings" style:font-family-generic="roman"/>
    </style:style>
    <style:style style:name="RTF_5f_Num_20_6_20_1" style:display-name="RTF_Num 6 1" style:family="text">
      <style:text-properties style:font-name="Symbol" fo:font-family="Symbol" style:font-family-generic="roman"/>
    </style:style>
    <style:style style:name="RTF_5f_Num_20_6_20_2" style:display-name="RTF_Num 6 2" style:family="text">
      <style:text-properties style:font-name="Courier New" fo:font-family="'Courier New'" style:font-family-generic="roman"/>
    </style:style>
    <style:style style:name="RTF_5f_Num_20_6_20_3" style:display-name="RTF_Num 6 3" style:family="text">
      <style:text-properties style:font-name="Wingdings" fo:font-family="Wingdings" style:font-family-generic="roman"/>
    </style:style>
    <style:style style:name="RTF_5f_Num_20_6_20_4" style:display-name="RTF_Num 6 4" style:family="text">
      <style:text-properties style:font-name="Symbol" fo:font-family="Symbol" style:font-family-generic="roman"/>
    </style:style>
    <style:style style:name="RTF_5f_Num_20_6_20_5" style:display-name="RTF_Num 6 5" style:family="text">
      <style:text-properties style:font-name="Courier New" fo:font-family="'Courier New'" style:font-family-generic="roman"/>
    </style:style>
    <style:style style:name="RTF_5f_Num_20_6_20_6" style:display-name="RTF_Num 6 6" style:family="text">
      <style:text-properties style:font-name="Wingdings" fo:font-family="Wingdings" style:font-family-generic="roman"/>
    </style:style>
    <style:style style:name="RTF_5f_Num_20_6_20_7" style:display-name="RTF_Num 6 7" style:family="text">
      <style:text-properties style:font-name="Symbol" fo:font-family="Symbol" style:font-family-generic="roman"/>
    </style:style>
    <style:style style:name="RTF_5f_Num_20_6_20_8" style:display-name="RTF_Num 6 8" style:family="text">
      <style:text-properties style:font-name="Courier New" fo:font-family="'Courier New'" style:font-family-generic="roman"/>
    </style:style>
    <style:style style:name="RTF_5f_Num_20_6_20_9" style:display-name="RTF_Num 6 9" style:family="text">
      <style:text-properties style:font-name="Wingdings" fo:font-family="Wingdings" style:font-family-generic="roman"/>
    </style:style>
    <style:style style:name="RTF_5f_Num_20_7_20_1" style:display-name="RTF_Num 7 1" style:family="text">
      <style:text-properties style:font-name="Symbol" fo:font-family="Symbol" style:font-family-generic="roman"/>
    </style:style>
    <style:style style:name="RTF_5f_Num_20_7_20_2" style:display-name="RTF_Num 7 2" style:family="text">
      <style:text-properties style:font-name="Courier New" fo:font-family="'Courier New'" style:font-family-generic="roman"/>
    </style:style>
    <style:style style:name="RTF_5f_Num_20_7_20_3" style:display-name="RTF_Num 7 3" style:family="text">
      <style:text-properties style:font-name="Wingdings" fo:font-family="Wingdings" style:font-family-generic="roman"/>
    </style:style>
    <style:style style:name="RTF_5f_Num_20_7_20_4" style:display-name="RTF_Num 7 4" style:family="text">
      <style:text-properties style:font-name="Symbol" fo:font-family="Symbol" style:font-family-generic="roman"/>
    </style:style>
    <style:style style:name="RTF_5f_Num_20_7_20_5" style:display-name="RTF_Num 7 5" style:family="text">
      <style:text-properties style:font-name="Courier New" fo:font-family="'Courier New'" style:font-family-generic="roman"/>
    </style:style>
    <style:style style:name="RTF_5f_Num_20_7_20_6" style:display-name="RTF_Num 7 6" style:family="text">
      <style:text-properties style:font-name="Wingdings" fo:font-family="Wingdings" style:font-family-generic="roman"/>
    </style:style>
    <style:style style:name="RTF_5f_Num_20_7_20_7" style:display-name="RTF_Num 7 7" style:family="text">
      <style:text-properties style:font-name="Symbol" fo:font-family="Symbol" style:font-family-generic="roman"/>
    </style:style>
    <style:style style:name="RTF_5f_Num_20_7_20_8" style:display-name="RTF_Num 7 8" style:family="text">
      <style:text-properties style:font-name="Courier New" fo:font-family="'Courier New'" style:font-family-generic="roman"/>
    </style:style>
    <style:style style:name="RTF_5f_Num_20_7_20_9" style:display-name="RTF_Num 7 9" style:family="text">
      <style:text-properties style:font-name="Wingdings" fo:font-family="Wingdings" style:font-family-generic="roman"/>
    </style:style>
    <style:style style:name="RTF_5f_Num_20_8_20_1" style:display-name="RTF_Num 8 1" style:family="text">
      <style:text-properties style:font-name="Symbol" fo:font-family="Symbol" style:font-family-generic="roman"/>
    </style:style>
    <style:style style:name="RTF_5f_Num_20_8_20_2" style:display-name="RTF_Num 8 2" style:family="text">
      <style:text-properties style:font-name="Courier New" fo:font-family="'Courier New'" style:font-family-generic="roman"/>
    </style:style>
    <style:style style:name="RTF_5f_Num_20_8_20_3" style:display-name="RTF_Num 8 3" style:family="text">
      <style:text-properties style:font-name="Wingdings" fo:font-family="Wingdings" style:font-family-generic="roman"/>
    </style:style>
    <style:style style:name="RTF_5f_Num_20_8_20_4" style:display-name="RTF_Num 8 4" style:family="text">
      <style:text-properties style:font-name="Symbol" fo:font-family="Symbol" style:font-family-generic="roman"/>
    </style:style>
    <style:style style:name="RTF_5f_Num_20_8_20_5" style:display-name="RTF_Num 8 5" style:family="text">
      <style:text-properties style:font-name="Courier New" fo:font-family="'Courier New'" style:font-family-generic="roman"/>
    </style:style>
    <style:style style:name="RTF_5f_Num_20_8_20_6" style:display-name="RTF_Num 8 6" style:family="text">
      <style:text-properties style:font-name="Wingdings" fo:font-family="Wingdings" style:font-family-generic="roman"/>
    </style:style>
    <style:style style:name="RTF_5f_Num_20_8_20_7" style:display-name="RTF_Num 8 7" style:family="text">
      <style:text-properties style:font-name="Symbol" fo:font-family="Symbol" style:font-family-generic="roman"/>
    </style:style>
    <style:style style:name="RTF_5f_Num_20_8_20_8" style:display-name="RTF_Num 8 8" style:family="text">
      <style:text-properties style:font-name="Courier New" fo:font-family="'Courier New'" style:font-family-generic="roman"/>
    </style:style>
    <style:style style:name="RTF_5f_Num_20_8_20_9" style:display-name="RTF_Num 8 9" style:family="text">
      <style:text-properties style:font-name="Wingdings" fo:font-family="Wingdings" style:font-family-generic="roman"/>
    </style:style>
    <style:style style:name="RTF_5f_Num_20_9_20_1" style:display-name="RTF_Num 9 1" style:family="text">
      <style:text-properties style:font-name="Wingdings" fo:font-family="Wingdings" style:font-family-generic="roman"/>
    </style:style>
    <style:style style:name="RTF_5f_Num_20_9_20_2" style:display-name="RTF_Num 9 2" style:family="text">
      <style:text-properties style:font-name="Courier New" fo:font-family="'Courier New'" style:font-family-generic="roman"/>
    </style:style>
    <style:style style:name="RTF_5f_Num_20_9_20_3" style:display-name="RTF_Num 9 3" style:family="text">
      <style:text-properties style:font-name="Wingdings" fo:font-family="Wingdings" style:font-family-generic="roman"/>
    </style:style>
    <style:style style:name="RTF_5f_Num_20_9_20_4" style:display-name="RTF_Num 9 4" style:family="text">
      <style:text-properties style:font-name="Symbol" fo:font-family="Symbol" style:font-family-generic="roman"/>
    </style:style>
    <style:style style:name="RTF_5f_Num_20_9_20_5" style:display-name="RTF_Num 9 5" style:family="text">
      <style:text-properties style:font-name="Courier New" fo:font-family="'Courier New'" style:font-family-generic="roman"/>
    </style:style>
    <style:style style:name="RTF_5f_Num_20_9_20_6" style:display-name="RTF_Num 9 6" style:family="text">
      <style:text-properties style:font-name="Wingdings" fo:font-family="Wingdings" style:font-family-generic="roman"/>
    </style:style>
    <style:style style:name="RTF_5f_Num_20_9_20_7" style:display-name="RTF_Num 9 7" style:family="text">
      <style:text-properties style:font-name="Symbol" fo:font-family="Symbol" style:font-family-generic="roman"/>
    </style:style>
    <style:style style:name="RTF_5f_Num_20_9_20_8" style:display-name="RTF_Num 9 8" style:family="text">
      <style:text-properties style:font-name="Courier New" fo:font-family="'Courier New'" style:font-family-generic="roman"/>
    </style:style>
    <style:style style:name="RTF_5f_Num_20_9_20_9" style:display-name="RTF_Num 9 9" style:family="text">
      <style:text-properties style:font-name="Wingdings" fo:font-family="Wingdings" style:font-family-generic="roman"/>
    </style:style>
    <style:style style:name="RTF_5f_Num_20_10_20_1" style:display-name="RTF_Num 10 1" style:family="text">
      <style:text-properties style:font-name="Wingdings" fo:font-family="Wingdings" style:font-family-generic="roman"/>
    </style:style>
    <style:style style:name="RTF_5f_Num_20_10_20_2" style:display-name="RTF_Num 10 2" style:family="text">
      <style:text-properties style:font-name="Courier New" fo:font-family="'Courier New'" style:font-family-generic="roman"/>
    </style:style>
    <style:style style:name="RTF_5f_Num_20_10_20_3" style:display-name="RTF_Num 10 3" style:family="text">
      <style:text-properties style:font-name="Wingdings" fo:font-family="Wingdings" style:font-family-generic="roman"/>
    </style:style>
    <style:style style:name="RTF_5f_Num_20_10_20_4" style:display-name="RTF_Num 10 4" style:family="text">
      <style:text-properties style:font-name="Symbol" fo:font-family="Symbol" style:font-family-generic="roman"/>
    </style:style>
    <style:style style:name="RTF_5f_Num_20_10_20_5" style:display-name="RTF_Num 10 5" style:family="text">
      <style:text-properties style:font-name="Courier New" fo:font-family="'Courier New'" style:font-family-generic="roman"/>
    </style:style>
    <style:style style:name="RTF_5f_Num_20_10_20_6" style:display-name="RTF_Num 10 6" style:family="text">
      <style:text-properties style:font-name="Wingdings" fo:font-family="Wingdings" style:font-family-generic="roman"/>
    </style:style>
    <style:style style:name="RTF_5f_Num_20_10_20_7" style:display-name="RTF_Num 10 7" style:family="text">
      <style:text-properties style:font-name="Symbol" fo:font-family="Symbol" style:font-family-generic="roman"/>
    </style:style>
    <style:style style:name="RTF_5f_Num_20_10_20_8" style:display-name="RTF_Num 10 8" style:family="text">
      <style:text-properties style:font-name="Courier New" fo:font-family="'Courier New'" style:font-family-generic="roman"/>
    </style:style>
    <style:style style:name="RTF_5f_Num_20_10_20_9" style:display-name="RTF_Num 10 9" style:family="text">
      <style:text-properties style:font-name="Wingdings" fo:font-family="Wingdings" style:font-family-generic="roman"/>
    </style:style>
    <style:style style:name="RTF_5f_Num_20_11_20_1" style:display-name="RTF_Num 11 1" style:family="text">
      <style:text-properties style:font-name="Wingdings" fo:font-family="Wingdings" style:font-family-generic="roman"/>
    </style:style>
    <style:style style:name="RTF_5f_Num_20_11_20_2" style:display-name="RTF_Num 11 2" style:family="text">
      <style:text-properties style:font-name="Wingdings" fo:font-family="Wingdings" style:font-family-generic="roman"/>
    </style:style>
    <style:style style:name="RTF_5f_Num_20_11_20_3" style:display-name="RTF_Num 11 3" style:family="text">
      <style:text-properties style:font-name="Wingdings" fo:font-family="Wingdings" style:font-family-generic="roman"/>
    </style:style>
    <style:style style:name="RTF_5f_Num_20_11_20_4" style:display-name="RTF_Num 11 4" style:family="text">
      <style:text-properties style:font-name="Symbol" fo:font-family="Symbol" style:font-family-generic="roman"/>
    </style:style>
    <style:style style:name="RTF_5f_Num_20_11_20_5" style:display-name="RTF_Num 11 5" style:family="text">
      <style:text-properties style:font-name="Courier New" fo:font-family="'Courier New'" style:font-family-generic="roman"/>
    </style:style>
    <style:style style:name="RTF_5f_Num_20_11_20_6" style:display-name="RTF_Num 11 6" style:family="text">
      <style:text-properties style:font-name="Wingdings" fo:font-family="Wingdings" style:font-family-generic="roman"/>
    </style:style>
    <style:style style:name="RTF_5f_Num_20_11_20_7" style:display-name="RTF_Num 11 7" style:family="text">
      <style:text-properties style:font-name="Symbol" fo:font-family="Symbol" style:font-family-generic="roman"/>
    </style:style>
    <style:style style:name="RTF_5f_Num_20_11_20_8" style:display-name="RTF_Num 11 8" style:family="text">
      <style:text-properties style:font-name="Courier New" fo:font-family="'Courier New'" style:font-family-generic="roman"/>
    </style:style>
    <style:style style:name="RTF_5f_Num_20_11_20_9" style:display-name="RTF_Num 11 9" style:family="text">
      <style:text-properties style:font-name="Wingdings" fo:font-family="Wingdings" style:font-family-generic="roman"/>
    </style:style>
    <style:style style:name="RTF_5f_Num_20_12_20_1" style:display-name="RTF_Num 12 1" style:family="text">
      <style:text-properties style:font-name="Wingdings" fo:font-family="Wingdings" style:font-family-generic="roman"/>
    </style:style>
    <style:style style:name="RTF_5f_Num_20_12_20_2" style:display-name="RTF_Num 12 2" style:family="text">
      <style:text-properties style:font-name="Symbol" fo:font-family="Symbol" style:font-family-generic="roman"/>
    </style:style>
    <style:style style:name="RTF_5f_Num_20_12_20_3" style:display-name="RTF_Num 12 3" style:family="text">
      <style:text-properties style:font-name="Wingdings" fo:font-family="Wingdings" style:font-family-generic="roman"/>
    </style:style>
    <style:style style:name="RTF_5f_Num_20_12_20_4" style:display-name="RTF_Num 12 4" style:family="text">
      <style:text-properties style:font-name="Symbol" fo:font-family="Symbol" style:font-family-generic="roman"/>
    </style:style>
    <style:style style:name="RTF_5f_Num_20_12_20_5" style:display-name="RTF_Num 12 5" style:family="text">
      <style:text-properties style:font-name="Courier New" fo:font-family="'Courier New'" style:font-family-generic="roman"/>
    </style:style>
    <style:style style:name="RTF_5f_Num_20_12_20_6" style:display-name="RTF_Num 12 6" style:family="text">
      <style:text-properties style:font-name="Wingdings" fo:font-family="Wingdings" style:font-family-generic="roman"/>
    </style:style>
    <style:style style:name="RTF_5f_Num_20_12_20_7" style:display-name="RTF_Num 12 7" style:family="text">
      <style:text-properties style:font-name="Symbol" fo:font-family="Symbol" style:font-family-generic="roman"/>
    </style:style>
    <style:style style:name="RTF_5f_Num_20_12_20_8" style:display-name="RTF_Num 12 8" style:family="text">
      <style:text-properties style:font-name="Courier New" fo:font-family="'Courier New'" style:font-family-generic="roman"/>
    </style:style>
    <style:style style:name="RTF_5f_Num_20_12_20_9" style:display-name="RTF_Num 12 9" style:family="text">
      <style:text-properties style:font-name="Wingdings" fo:font-family="Wingdings" style:font-family-generic="roman"/>
    </style:style>
    <style:style style:name="RTF_5f_Num_20_13_20_1" style:display-name="RTF_Num 13 1" style:family="text">
      <style:text-properties style:font-name="Wingdings" fo:font-family="Wingdings" style:font-family-generic="roman"/>
    </style:style>
    <style:style style:name="RTF_5f_Num_20_13_20_2" style:display-name="RTF_Num 13 2" style:family="text">
      <style:text-properties style:font-name="Courier New" fo:font-family="'Courier New'" style:font-family-generic="roman"/>
    </style:style>
    <style:style style:name="RTF_5f_Num_20_13_20_3" style:display-name="RTF_Num 13 3" style:family="text">
      <style:text-properties style:font-name="Wingdings" fo:font-family="Wingdings" style:font-family-generic="roman"/>
    </style:style>
    <style:style style:name="RTF_5f_Num_20_13_20_4" style:display-name="RTF_Num 13 4" style:family="text">
      <style:text-properties style:font-name="Symbol" fo:font-family="Symbol" style:font-family-generic="roman"/>
    </style:style>
    <style:style style:name="RTF_5f_Num_20_13_20_5" style:display-name="RTF_Num 13 5" style:family="text">
      <style:text-properties style:font-name="Courier New" fo:font-family="'Courier New'" style:font-family-generic="roman"/>
    </style:style>
    <style:style style:name="RTF_5f_Num_20_13_20_6" style:display-name="RTF_Num 13 6" style:family="text">
      <style:text-properties style:font-name="Wingdings" fo:font-family="Wingdings" style:font-family-generic="roman"/>
    </style:style>
    <style:style style:name="RTF_5f_Num_20_13_20_7" style:display-name="RTF_Num 13 7" style:family="text">
      <style:text-properties style:font-name="Symbol" fo:font-family="Symbol" style:font-family-generic="roman"/>
    </style:style>
    <style:style style:name="RTF_5f_Num_20_13_20_8" style:display-name="RTF_Num 13 8" style:family="text">
      <style:text-properties style:font-name="Courier New" fo:font-family="'Courier New'" style:font-family-generic="roman"/>
    </style:style>
    <style:style style:name="RTF_5f_Num_20_13_20_9" style:display-name="RTF_Num 13 9" style:family="text">
      <style:text-properties style:font-name="Wingdings" fo:font-family="Wingdings" style:font-family-generic="roman"/>
    </style:style>
    <style:style style:name="RTF_5f_Num_20_14_20_1" style:display-name="RTF_Num 14 1" style:family="text">
      <style:text-properties style:font-name="Wingdings" fo:font-family="Wingdings" style:font-family-generic="roman"/>
    </style:style>
    <style:style style:name="RTF_5f_Num_20_14_20_2" style:display-name="RTF_Num 14 2" style:family="text">
      <style:text-properties style:font-name="Symbol" fo:font-family="Symbol" style:font-family-generic="roman"/>
    </style:style>
    <style:style style:name="RTF_5f_Num_20_14_20_3" style:display-name="RTF_Num 14 3" style:family="text">
      <style:text-properties style:font-name="Wingdings" fo:font-family="Wingdings" style:font-family-generic="roman"/>
    </style:style>
    <style:style style:name="RTF_5f_Num_20_14_20_4" style:display-name="RTF_Num 14 4" style:family="text">
      <style:text-properties style:font-name="Symbol" fo:font-family="Symbol" style:font-family-generic="roman"/>
    </style:style>
    <style:style style:name="RTF_5f_Num_20_14_20_5" style:display-name="RTF_Num 14 5" style:family="text">
      <style:text-properties style:font-name="Courier New" fo:font-family="'Courier New'" style:font-family-generic="roman"/>
    </style:style>
    <style:style style:name="RTF_5f_Num_20_14_20_6" style:display-name="RTF_Num 14 6" style:family="text">
      <style:text-properties style:font-name="Wingdings" fo:font-family="Wingdings" style:font-family-generic="roman"/>
    </style:style>
    <style:style style:name="RTF_5f_Num_20_14_20_7" style:display-name="RTF_Num 14 7" style:family="text">
      <style:text-properties style:font-name="Symbol" fo:font-family="Symbol" style:font-family-generic="roman"/>
    </style:style>
    <style:style style:name="RTF_5f_Num_20_14_20_8" style:display-name="RTF_Num 14 8" style:family="text">
      <style:text-properties style:font-name="Courier New" fo:font-family="'Courier New'" style:font-family-generic="roman"/>
    </style:style>
    <style:style style:name="RTF_5f_Num_20_14_20_9" style:display-name="RTF_Num 14 9" style:family="text">
      <style:text-properties style:font-name="Wingdings" fo:font-family="Wingdings" style:font-family-generic="roman"/>
    </style:style>
    <style:style style:name="RTF_5f_Num_20_15_20_1" style:display-name="RTF_Num 15 1" style:family="text"/>
    <style:style style:name="RTF_5f_Num_20_15_20_2" style:display-name="RTF_Num 15 2" style:family="text">
      <style:text-properties style:font-name="Wingdings" fo:font-family="Wingdings" style:font-family-generic="roman"/>
    </style:style>
    <style:style style:name="RTF_5f_Num_20_15_20_3" style:display-name="RTF_Num 15 3" style:family="text">
      <style:text-properties style:font-name="Wingdings" fo:font-family="Wingdings" style:font-family-generic="roman"/>
    </style:style>
    <style:style style:name="RTF_5f_Num_20_15_20_4" style:display-name="RTF_Num 15 4" style:family="text">
      <style:text-properties style:font-name="Symbol" fo:font-family="Symbol" style:font-family-generic="roman"/>
    </style:style>
    <style:style style:name="RTF_5f_Num_20_15_20_5" style:display-name="RTF_Num 15 5" style:family="text">
      <style:text-properties style:font-name="Courier New" fo:font-family="'Courier New'" style:font-family-generic="roman"/>
    </style:style>
    <style:style style:name="RTF_5f_Num_20_15_20_6" style:display-name="RTF_Num 15 6" style:family="text">
      <style:text-properties style:font-name="Wingdings" fo:font-family="Wingdings" style:font-family-generic="roman"/>
    </style:style>
    <style:style style:name="RTF_5f_Num_20_15_20_7" style:display-name="RTF_Num 15 7" style:family="text">
      <style:text-properties style:font-name="Symbol" fo:font-family="Symbol" style:font-family-generic="roman"/>
    </style:style>
    <style:style style:name="RTF_5f_Num_20_15_20_8" style:display-name="RTF_Num 15 8" style:family="text">
      <style:text-properties style:font-name="Courier New" fo:font-family="'Courier New'" style:font-family-generic="roman"/>
    </style:style>
    <style:style style:name="RTF_5f_Num_20_15_20_9" style:display-name="RTF_Num 15 9" style:family="text">
      <style:text-properties style:font-name="Wingdings" fo:font-family="Wingdings" style:font-family-generic="roma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MOO - Informe del Laboratorio 1</dc:title>
    <meta:initial-creator>aitziber </meta:initial-creator>
    <meta:creation-date>2011-02-08T15:14:00</meta:creation-date>
    <dc:date>2015-03-03T23:05:15.395000000</dc:date>
    <meta:editing-cycles>9</meta:editing-cycles>
    <meta:editing-duration>PT17M17S</meta:editing-duration>
    <meta:generator>LibreOffice/4.3.5.2$Windows_x86 LibreOffice_project/3a87456aaa6a95c63eea1c1b3201acedf0751bd5</meta:generator>
    <meta:document-statistic meta:table-count="2" meta:image-count="0" meta:object-count="0" meta:page-count="2" meta:paragraph-count="41" meta:word-count="289" meta:character-count="2078" meta:non-whitespace-character-count="1827"/>
    <meta:user-defined meta:name="Operator">bee</meta:user-defined>
  </office:meta>
</office:document-meta>
</file>